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3ca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3caff"/>
    </style:style>
    <style:style style:name="ce6" style:family="table-cell" style:parent-style-name="Default" style:data-style-name="N124">
      <style:text-properties fo:font-weight="bold" style:font-weight-asian="bold" style:font-weight-complex="bold"/>
    </style:style>
    <style:style style:name="ce7" style:family="table-cell" style:parent-style-name="Default" style:data-style-name="N123">
      <style:text-properties fo:font-weight="bold" style:font-weight-asian="bold" style:font-weight-complex="bold"/>
    </style:style>
  </office:automatic-styles>
  <office:body>
    <office:spreadsheet>
      <table:table table:name="After 0.2 sec" table:style-name="ta1">
        <table:table-column table:style-name="co1" table:number-columns-repeated="17" table:default-cell-style-name="Default"/>
        <table:table-column table:style-name="co1" table:default-cell-style-name="ce2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hrust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-0.6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8"/>
          <table:table-cell table:style-name="ce1" office:value-type="string" calcext:value-type="string">
            <text:p>Thrust azimuth angle is constant = </text:p>
          </table:table-cell>
          <table:table-cell table:number-columns-repeated="2"/>
          <table:table-cell table:style-name="ce6" office:value-type="float" office:value="0" calcext:value-type="float">
            <text:p>0.0000</text:p>
          </table:table-cell>
        </table:table-row>
        <table:table-row table:style-name="ro1">
          <table:table-cell table:style-name="ce1" office:value-type="string" calcext:value-type="string">
            <text:p>Gravity</text:p>
          </table:table-cell>
          <table:table-cell/>
          <table:table-cell table:style-name="ce1" office:value-type="string" calcext:value-type="string">
            <text:p>Latitude = 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ongitude = </text:p>
          </table:table-cell>
          <table:table-cell table:style-name="ce1" office:value-type="float" office:value="74.5" calcext:value-type="float">
            <text:p>74.5</text:p>
          </table:table-cell>
          <table:table-cell table:style-name="ce1" office:value-type="string" calcext:value-type="string">
            <text:p>FPA = 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Azimuth = 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Starting Velocity = </text:p>
          </table:table-cell>
          <table:table-cell/>
          <table:table-cell table:style-name="ce1" office:value-type="float" office:value="0.00001" calcext:value-type="float">
            <text:p>0.00001</text:p>
          </table:table-cell>
          <table:table-cell/>
          <table:table-cell table:style-name="ce1" office:value-type="string" calcext:value-type="string">
            <text:p>Thrust elevation angle is constant = </text:p>
          </table:table-cell>
          <table:table-cell table:number-columns-repeated="2"/>
          <table:table-cell table:style-name="ce7" office:value-type="float" office:value="0" calcext:value-type="float">
            <text:p>0.000</text:p>
          </table:table-cell>
        </table:table-row>
        <table:table-row table:style-name="ro1">
          <table:table-cell table:style-name="ce1" office:value-type="string" calcext:value-type="string">
            <text:p>Drag</text:p>
          </table:table-cell>
          <table:table-cell/>
          <table:table-cell table:style-name="ce1" table:number-columns-repeated="4"/>
          <table:table-cell table:style-name="ce1" office:value-type="string" calcext:value-type="string">
            <text:p>Ascent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Steps taken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</table:table-row>
        <table:table-row table:style-name="ro1" table:number-rows-repeated="104850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End tol. 1e-8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Thrust" calcext:value-type="string">
            <text:p>Thrust</text:p>
          </table:table-cell>
          <table:table-cell table:style-name="ce1"/>
          <table:table-cell table:style-name="ce1" table:formula="of:=['After 0.2 sec'.C4]" office:value-type="string" office:string-value="Altitude = " calcext:value-type="string">
            <text:p>Altitude = </text:p>
          </table:table-cell>
          <table:table-cell table:style-name="ce1" table:formula="of:=['After 0.2 sec'.D4]" office:value-type="string" office:string-value="-0.6 km MOLA" calcext:value-type="string">
            <text:p>-0.6 km MOLA</text:p>
          </table:table-cell>
          <table:table-cell table:style-name="ce1" table:formula="of:=['After 0.2 sec'.E4]" office:value-type="string" office:string-value="TSI Order = " calcext:value-type="string">
            <text:p>TSI Order = </text:p>
          </table:table-cell>
          <table:table-cell table:style-name="ce1" table:formula="of:=['After 0.2 sec'.F4]" office:value-type="float" office:value="20" calcext:value-type="float">
            <text:p>20</text:p>
          </table:table-cell>
          <table:table-cell table:style-name="ce1" table:number-columns-repeated="8"/>
          <table:table-cell table:style-name="ce1" table:formula="of:=['After 0.2 sec'.O4]" office:value-type="string" office:string-value="Thrust azimuth angle is constant = " calcext:value-type="string">
            <text:p>Thrust azimuth angle is constant = </text:p>
          </table:table-cell>
          <table:table-cell table:style-name="ce1" table:number-columns-repeated="2"/>
          <table:table-cell table:style-name="ce6" table:formula="of:=['After 0.2 sec'.R4]" office:value-type="float" office:value="0" calcext:value-type="float">
            <text:p>0.0000</text:p>
          </table:table-cell>
          <table:table-cell table:number-columns-repeated="2"/>
        </table:table-row>
        <table:table-row table:style-name="ro1">
          <table:table-cell table:style-name="ce1" table:formula="of:=['After 0.2 sec'.A5]" office:value-type="string" office:string-value="Gravity" calcext:value-type="string">
            <text:p>Gravity</text:p>
          </table:table-cell>
          <table:table-cell table:style-name="ce1"/>
          <table:table-cell table:style-name="ce1" table:formula="of:=['After 0.2 sec'.C5]" office:value-type="string" office:string-value="Latitude = " calcext:value-type="string">
            <text:p>Latitude = </text:p>
          </table:table-cell>
          <table:table-cell table:style-name="ce1" table:formula="of:=['After 0.2 sec'.D5]" office:value-type="float" office:value="0" calcext:value-type="float">
            <text:p>0</text:p>
          </table:table-cell>
          <table:table-cell table:style-name="ce1" table:formula="of:=['After 0.2 sec'.E5]" office:value-type="string" office:string-value="Longitude = " calcext:value-type="string">
            <text:p>Longitude = </text:p>
          </table:table-cell>
          <table:table-cell table:style-name="ce1" table:formula="of:=['After 0.2 sec'.F5]" office:value-type="float" office:value="74.5" calcext:value-type="float">
            <text:p>74.5</text:p>
          </table:table-cell>
          <table:table-cell table:style-name="ce1" table:formula="of:=['After 0.2 sec'.G5]" office:value-type="string" office:string-value="FPA = " calcext:value-type="string">
            <text:p>FPA = </text:p>
          </table:table-cell>
          <table:table-cell table:style-name="ce1" table:formula="of:=['After 0.2 sec'.H5]" office:value-type="float" office:value="89" calcext:value-type="float">
            <text:p>89</text:p>
          </table:table-cell>
          <table:table-cell table:style-name="ce1" table:formula="of:=['After 0.2 sec'.I5]" office:value-type="string" office:string-value="Azimuth = " calcext:value-type="string">
            <text:p>Azimuth = </text:p>
          </table:table-cell>
          <table:table-cell table:style-name="ce1" table:formula="of:=['After 0.2 sec'.J5]" office:value-type="float" office:value="90" calcext:value-type="float">
            <text:p>90</text:p>
          </table:table-cell>
          <table:table-cell table:style-name="ce1" table:formula="of:=['After 0.2 sec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After 0.2 sec'.M5]" office:value-type="float" office:value="0.00001" calcext:value-type="float">
            <text:p>0.00001</text:p>
          </table:table-cell>
          <table:table-cell table:style-name="ce1"/>
          <table:table-cell table:style-name="ce1" table:formula="of:=['After 0.2 sec'.O5]" office:value-type="string" office:string-value="Thrust elevation angle is constant = " calcext:value-type="string">
            <text:p>Thrust elevation angle is constant = </text:p>
          </table:table-cell>
          <table:table-cell table:style-name="ce1" table:number-columns-repeated="2"/>
          <table:table-cell table:style-name="ce6" table:formula="of:=['After 0.2 sec'.R5]" office:value-type="float" office:value="0" calcext:value-type="float">
            <text:p>0.0000</text:p>
          </table:table-cell>
          <table:table-cell table:number-columns-repeated="2"/>
        </table:table-row>
        <table:table-row table:style-name="ro1">
          <table:table-cell table:style-name="ce1" table:formula="of:=['After 0.2 sec'.A6]" office:value-type="string" office:string-value="Drag" calcext:value-type="string">
            <text:p>Drag</text:p>
          </table:table-cell>
          <table:table-cell table:style-name="ce1" table:number-columns-repeated="5"/>
          <table:table-cell table:style-name="ce1" table:formula="of:=['After 0.2 sec'.G6]" office:value-type="string" office:string-value="Ascent" calcext:value-type="string">
            <text:p>Ascent</text:p>
          </table:table-cell>
          <table:table-cell table:style-name="ce1" table:number-columns-repeated="6"/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235.839903106689" calcext:value-type="float">
            <text:p>235.8399031067</text:p>
          </table:table-cell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235.839903106689" calcext:value-type="float">
            <text:p>235.839903106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35.839845159086" calcext:value-type="float">
            <text:p>235.8398451591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235.839845159086" calcext:value-type="float">
            <text:p>-2.36E+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778.64731618375" calcext:value-type="float">
            <text:p>3778.6473161838</text:p>
          </table:table-cell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778.64731618375" calcext:value-type="float">
            <text:p>3778.647316183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778.64728485217" calcext:value-type="float">
            <text:p>3778.6472848522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778.64728485217" calcext:value-type="float">
            <text:p>-3.78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-0.0000000000135787940090687" calcext:value-type="float">
            <text:p>-1.35787940090687E-011</text:p>
          </table:table-cell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-0.0000000000135787940090687" calcext:value-type="float">
            <text:p>-1.35787940090687E-01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0.0000000000152548762066714" calcext:value-type="float">
            <text:p>-1.52548762066714E-011</text:p>
          </table:table-cell>
          <table:table-cell/>
          <table:table-cell table:formula="of:=[.M11]/[.O11]" office:value-type="float" office:value="-0" calcext:value-type="float">
            <text:p>0</text:p>
          </table:table-cell>
          <table:table-cell table:formula="of:=[.M11]-[.O11]" office:value-type="float" office:value="0.0000000000152548762066714" calcext:value-type="float">
            <text:p>1.53E-01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2.6976964869039" calcext:value-type="float">
            <text:p>-2.6976964869</text:p>
          </table:table-cell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2.6976964869039" calcext:value-type="float">
            <text:p>-2.697696486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2.69769674432637" calcext:value-type="float">
            <text:p>-2.6976967443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2.69769674432637" calcext:value-type="float">
            <text:p>2.7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1.60474652961843" calcext:value-type="float">
            <text:p>1.6047465296</text:p>
          </table:table-cell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1.60474652961843" calcext:value-type="float">
            <text:p>1.604746529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60474641892709" calcext:value-type="float">
            <text:p>1.6047464189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1.60474641892709" calcext:value-type="float">
            <text:p>-1.6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-0.0000000000000542586873102117" calcext:value-type="float">
            <text:p>-5.42586873102117E-014</text:p>
          </table:table-cell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-0.0000000000000542586873102117" calcext:value-type="float">
            <text:p>-5.42586873102117E-014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0000000000000607993417528981" calcext:value-type="float">
            <text:p>-6.07993417528981E-014</text:p>
          </table:table-cell>
          <table:table-cell/>
          <table:table-cell table:formula="of:=[.M14]/[.O14]" office:value-type="float" office:value="-0" calcext:value-type="float">
            <text:p>0</text:p>
          </table:table-cell>
          <table:table-cell table:formula="of:=[.M14]-[.O14]" office:value-type="float" office:value="0.0000000000000607993417528981" calcext:value-type="float">
            <text:p>6.08E-014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65.3288926391785" calcext:value-type="float">
            <text:p>65.3288926392</text:p>
          </table:table-cell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65.3288926391785" calcext:value-type="float">
            <text:p>65.328892639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784" calcext:value-type="float">
            <text:p>65.3288926392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65.3288926391784" calcext:value-type="float">
            <text:p>-6.53E+001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Steps taken</text:p>
          </table:table-cell>
          <table:table-cell/>
          <table:table-cell table:style-name="ce1" office:value-type="float" office:value="28" calcext:value-type="float">
            <text:p>28</text:p>
          </table:table-cell>
          <table:table-cell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 office:value-type="float" office:value="0.02" calcext:value-type="float">
            <text:p>0.02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35.839903106689" calcext:value-type="float">
            <text:p>235.8399031067</text:p>
          </table:table-cell>
          <table:table-cell/>
          <table:table-cell table:style-name="ce3" office:value-type="float" office:value="235.839845159086" calcext:value-type="float">
            <text:p>235.8398451591</text:p>
          </table:table-cell>
          <table:table-cell/>
          <table:table-cell table:style-name="ce3" office:value-type="float" office:value="1.00000024570744" calcext:value-type="float">
            <text:p>1.0000002457</text:p>
          </table:table-cell>
          <table:table-cell table:style-name="ce3" office:value-type="float" office:value="0.0000579476035227344" calcext:value-type="float">
            <text:p>5.79476035227344E-00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778.64731618375" calcext:value-type="float">
            <text:p>3778.6473161838</text:p>
          </table:table-cell>
          <table:table-cell/>
          <table:table-cell table:style-name="ce3" office:value-type="float" office:value="3778.64728485217" calcext:value-type="float">
            <text:p>3778.6472848522</text:p>
          </table:table-cell>
          <table:table-cell/>
          <table:table-cell table:style-name="ce3" office:value-type="float" office:value="1.00000000829174" calcext:value-type="float">
            <text:p>1.0000000083</text:p>
          </table:table-cell>
          <table:table-cell table:style-name="ce3" office:value-type="float" office:value="0.0000313315731546027" calcext:value-type="float">
            <text:p>3.13315731546027E-0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-0.0000000000135787940090687" calcext:value-type="float">
            <text:p>-1.35787940090687E-011</text:p>
          </table:table-cell>
          <table:table-cell/>
          <table:table-cell table:style-name="ce3" office:value-type="float" office:value="-0.0000000000152548762066714" calcext:value-type="float">
            <text:p>-1.52548762066714E-011</text:p>
          </table:table-cell>
          <table:table-cell/>
          <table:table-cell table:style-name="ce3" office:value-type="float" office:value="0.890128102326414" calcext:value-type="float">
            <text:p>0.8901281023</text:p>
          </table:table-cell>
          <table:table-cell table:style-name="ce3" office:value-type="float" office:value="0.00000000000167608219760261" calcext:value-type="float">
            <text:p>1.67608219760261E-01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2.6976964869039" calcext:value-type="float">
            <text:p>-2.6976964869</text:p>
          </table:table-cell>
          <table:table-cell/>
          <table:table-cell table:style-name="ce3" office:value-type="float" office:value="-2.69769674432637" calcext:value-type="float">
            <text:p>-2.6976967443</text:p>
          </table:table-cell>
          <table:table-cell/>
          <table:table-cell table:style-name="ce3" office:value-type="float" office:value="0.999999904576944" calcext:value-type="float">
            <text:p>0.9999999046</text:p>
          </table:table-cell>
          <table:table-cell table:style-name="ce3" office:value-type="float" office:value="0.000000257422467342394" calcext:value-type="float">
            <text:p>2.57422467342394E-007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60474652961843" calcext:value-type="float">
            <text:p>1.6047465296</text:p>
          </table:table-cell>
          <table:table-cell/>
          <table:table-cell table:style-name="ce3" office:value-type="float" office:value="1.60474641892709" calcext:value-type="float">
            <text:p>1.6047464189</text:p>
          </table:table-cell>
          <table:table-cell/>
          <table:table-cell table:style-name="ce3" office:value-type="float" office:value="1.00000006897747" calcext:value-type="float">
            <text:p>1.000000069</text:p>
          </table:table-cell>
          <table:table-cell table:style-name="ce3" office:value-type="float" office:value="0.000000110691341204117" calcext:value-type="float">
            <text:p>1.10691341204117E-00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0000000000000542586873102117" calcext:value-type="float">
            <text:p>-5.42586873102117E-014</text:p>
          </table:table-cell>
          <table:table-cell/>
          <table:table-cell table:style-name="ce3" office:value-type="float" office:value="-0.0000000000000607993417528981" calcext:value-type="float">
            <text:p>-6.07993417528981E-014</text:p>
          </table:table-cell>
          <table:table-cell/>
          <table:table-cell table:style-name="ce3" office:value-type="float" office:value="0.89242228198343" calcext:value-type="float">
            <text:p>0.892422282</text:p>
          </table:table-cell>
          <table:table-cell table:style-name="ce3" office:value-type="float" office:value="6.54065444268631E-015" calcext:value-type="float">
            <text:p>6.54065444268631E-0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85" calcext:value-type="float">
            <text:p>65.3288926392</text:p>
          </table:table-cell>
          <table:table-cell/>
          <table:table-cell table:style-name="ce3" office:value-type="float" office:value="65.3288926391784" calcext:value-type="float">
            <text:p>65.328892639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99475983006414" calcext:value-type="float">
            <text:p>9.9475983006414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35.839903106689" calcext:value-type="float">
            <text:p>235.839903106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35.839845159086" calcext:value-type="float">
            <text:p>235.8398451591</text:p>
          </table:table-cell>
          <table:table-cell/>
          <table:table-cell table:formula="of:=[.M33]/[.O33]" office:value-type="float" office:value="0" calcext:value-type="float">
            <text:p>0</text:p>
          </table:table-cell>
          <table:table-cell table:formula="of:=[.M33]-[.O33]" office:value-type="float" office:value="-235.839845159086" calcext:value-type="float">
            <text:p>-2.36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778.64731618375" calcext:value-type="float">
            <text:p>3778.647316183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778.64728485217" calcext:value-type="float">
            <text:p>3778.6472848522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3778.64728485217" calcext:value-type="float">
            <text:p>-3.7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-0.0000000000135787940090687" calcext:value-type="float">
            <text:p>-1.35787940090687E-01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0.0000000000152548762066714" calcext:value-type="float">
            <text:p>-1.52548762066714E-011</text:p>
          </table:table-cell>
          <table:table-cell/>
          <table:table-cell table:formula="of:=[.M35]/[.O35]" office:value-type="float" office:value="-0" calcext:value-type="float">
            <text:p>0</text:p>
          </table:table-cell>
          <table:table-cell table:formula="of:=[.M35]-[.O35]" office:value-type="float" office:value="0.0000000000152548762066714" calcext:value-type="float">
            <text:p>1.53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2.6976964869039" calcext:value-type="float">
            <text:p>-2.697696486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2.69769674432637" calcext:value-type="float">
            <text:p>-2.6976967443</text:p>
          </table:table-cell>
          <table:table-cell/>
          <table:table-cell table:formula="of:=[.M36]/[.O36]" office:value-type="float" office:value="-0" calcext:value-type="float">
            <text:p>0</text:p>
          </table:table-cell>
          <table:table-cell table:formula="of:=[.M36]-[.O36]" office:value-type="float" office:value="2.69769674432637" calcext:value-type="float">
            <text:p>2.7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60474652961843" calcext:value-type="float">
            <text:p>1.604746529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60474641892709" calcext:value-type="float">
            <text:p>1.6047464189</text:p>
          </table:table-cell>
          <table:table-cell/>
          <table:table-cell table:formula="of:=[.M37]/[.O37]" office:value-type="float" office:value="0" calcext:value-type="float">
            <text:p>0</text:p>
          </table:table-cell>
          <table:table-cell table:formula="of:=[.M37]-[.O37]" office:value-type="float" office:value="-1.60474641892709" calcext:value-type="float">
            <text:p>-1.6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0000000000000542586873102117" calcext:value-type="float">
            <text:p>-5.42586873102117E-01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0000000000000607993417528981" calcext:value-type="float">
            <text:p>-6.07993417528981E-014</text:p>
          </table:table-cell>
          <table:table-cell/>
          <table:table-cell table:formula="of:=[.M38]/[.O38]" office:value-type="float" office:value="-0" calcext:value-type="float">
            <text:p>0</text:p>
          </table:table-cell>
          <table:table-cell table:formula="of:=[.M38]-[.O38]" office:value-type="float" office:value="0.0000000000000607993417528981" calcext:value-type="float">
            <text:p>6.08E-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85" calcext:value-type="float">
            <text:p>65.328892639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784" calcext:value-type="float">
            <text:p>65.3288926392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65.3288926391784" calcext:value-type="float">
            <text:p>-6.53E+001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35.839903106689" calcext:value-type="float">
            <text:p>235.839903106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778.64731618375" calcext:value-type="float">
            <text:p>3778.647316183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-0.0000000000135787940090687" calcext:value-type="float">
            <text:p>-1.35787940090687E-01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2.6976964869039" calcext:value-type="float">
            <text:p>-2.697696486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60474652961843" calcext:value-type="float">
            <text:p>1.604746529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0000000000000542586873102117" calcext:value-type="float">
            <text:p>-5.42586873102117E-01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85" calcext:value-type="float">
            <text:p>65.328892639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35.839845159086" calcext:value-type="float">
            <text:p>235.8398451591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235.839845159086" calcext:value-type="float">
            <text:p>-2.36E+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778.64728485217" calcext:value-type="float">
            <text:p>3778.6472848522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3778.64728485217" calcext:value-type="float">
            <text:p>-3.78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0.0000000000152548762066714" calcext:value-type="float">
            <text:p>-1.52548762066714E-011</text:p>
          </table:table-cell>
          <table:table-cell/>
          <table:table-cell table:formula="of:=[.M71]/[.O71]" office:value-type="float" office:value="-0" calcext:value-type="float">
            <text:p>0</text:p>
          </table:table-cell>
          <table:table-cell table:formula="of:=[.M71]-[.O71]" office:value-type="float" office:value="0.0000000000152548762066714" calcext:value-type="float">
            <text:p>1.53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2.69769674432637" calcext:value-type="float">
            <text:p>-2.6976967443</text:p>
          </table:table-cell>
          <table:table-cell/>
          <table:table-cell table:formula="of:=[.M72]/[.O72]" office:value-type="float" office:value="-0" calcext:value-type="float">
            <text:p>0</text:p>
          </table:table-cell>
          <table:table-cell table:formula="of:=[.M72]-[.O72]" office:value-type="float" office:value="2.69769674432637" calcext:value-type="float">
            <text:p>2.7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60474641892709" calcext:value-type="float">
            <text:p>1.6047464189</text:p>
          </table:table-cell>
          <table:table-cell/>
          <table:table-cell table:formula="of:=[.M73]/[.O73]" office:value-type="float" office:value="0" calcext:value-type="float">
            <text:p>0</text:p>
          </table:table-cell>
          <table:table-cell table:formula="of:=[.M73]-[.O73]" office:value-type="float" office:value="-1.60474641892709" calcext:value-type="float">
            <text:p>-1.6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0000000000000607993417528981" calcext:value-type="float">
            <text:p>-6.07993417528981E-014</text:p>
          </table:table-cell>
          <table:table-cell/>
          <table:table-cell table:formula="of:=[.M74]/[.O74]" office:value-type="float" office:value="-0" calcext:value-type="float">
            <text:p>0</text:p>
          </table:table-cell>
          <table:table-cell table:formula="of:=[.M74]-[.O74]" office:value-type="float" office:value="0.0000000000000607993417528981" calcext:value-type="float">
            <text:p>6.08E-01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784" calcext:value-type="float">
            <text:p>65.3288926392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65.3288926391784" calcext:value-type="float">
            <text:p>-6.53E+001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End tol. 1e-10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1" calcext:value-type="float">
            <text:p>1.00E-010</text:p>
          </table:table-cell>
          <table:table-cell table:style-name="ce2" table:formula="of:=[.B2]" office:value-type="float" office:value="0.0000000001" calcext:value-type="float">
            <text:p>1.00E-010</text:p>
          </table:table-cell>
          <table:table-cell table:style-name="ce2" table:formula="of:=[.C2]" office:value-type="float" office:value="0.0000000001" calcext:value-type="float">
            <text:p>1.00E-010</text:p>
          </table:table-cell>
          <table:table-cell table:style-name="ce2" table:formula="of:=[.D2]" office:value-type="float" office:value="0.0000000001" calcext:value-type="float">
            <text:p>1.00E-010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End tol. 1e-8'.A4]" office:value-type="string" office:string-value="Thrust" calcext:value-type="string">
            <text:p>Thrust</text:p>
          </table:table-cell>
          <table:table-cell table:style-name="ce1"/>
          <table:table-cell table:style-name="ce1" table:formula="of:=['End tol. 1e-8'.C4]" office:value-type="string" office:string-value="Altitude = " calcext:value-type="string">
            <text:p>Altitude = </text:p>
          </table:table-cell>
          <table:table-cell table:style-name="ce1" table:formula="of:=['End tol. 1e-8'.D4]" office:value-type="string" office:string-value="-0.6 km MOLA" calcext:value-type="string">
            <text:p>-0.6 km MOLA</text:p>
          </table:table-cell>
          <table:table-cell table:style-name="ce1" table:formula="of:=['End tol. 1e-8'.E4]" office:value-type="string" office:string-value="TSI Order = " calcext:value-type="string">
            <text:p>TSI Order = </text:p>
          </table:table-cell>
          <table:table-cell table:style-name="ce1" table:formula="of:=['End tol. 1e-8'.F4]" office:value-type="float" office:value="20" calcext:value-type="float">
            <text:p>20</text:p>
          </table:table-cell>
          <table:table-cell table:style-name="ce1" table:number-columns-repeated="8"/>
          <table:table-cell table:style-name="ce1" table:formula="of:=['End tol. 1e-8'.O4]" office:value-type="string" office:string-value="Thrust azimuth angle is constant = " calcext:value-type="string">
            <text:p>Thrust azimuth angle is constant = </text:p>
          </table:table-cell>
          <table:table-cell table:style-name="ce1" table:number-columns-repeated="2"/>
          <table:table-cell table:style-name="ce6" table:formula="of:=['End tol. 1e-8'.R4]" office:value-type="float" office:value="0" calcext:value-type="float">
            <text:p>0.0000</text:p>
          </table:table-cell>
          <table:table-cell table:number-columns-repeated="2"/>
        </table:table-row>
        <table:table-row table:style-name="ro1">
          <table:table-cell table:style-name="ce1" table:formula="of:=['End tol. 1e-8'.A5]" office:value-type="string" office:string-value="Gravity" calcext:value-type="string">
            <text:p>Gravity</text:p>
          </table:table-cell>
          <table:table-cell table:style-name="ce1"/>
          <table:table-cell table:style-name="ce1" table:formula="of:=['End tol. 1e-8'.C5]" office:value-type="string" office:string-value="Latitude = " calcext:value-type="string">
            <text:p>Latitude = </text:p>
          </table:table-cell>
          <table:table-cell table:style-name="ce1" table:formula="of:=['End tol. 1e-8'.D5]" office:value-type="float" office:value="0" calcext:value-type="float">
            <text:p>0</text:p>
          </table:table-cell>
          <table:table-cell table:style-name="ce1" table:formula="of:=['End tol. 1e-8'.E5]" office:value-type="string" office:string-value="Longitude = " calcext:value-type="string">
            <text:p>Longitude = </text:p>
          </table:table-cell>
          <table:table-cell table:style-name="ce1" table:formula="of:=['End tol. 1e-8'.F5]" office:value-type="float" office:value="74.5" calcext:value-type="float">
            <text:p>74.5</text:p>
          </table:table-cell>
          <table:table-cell table:style-name="ce1" table:formula="of:=['End tol. 1e-8'.G5]" office:value-type="string" office:string-value="FPA = " calcext:value-type="string">
            <text:p>FPA = </text:p>
          </table:table-cell>
          <table:table-cell table:style-name="ce1" table:formula="of:=['End tol. 1e-8'.H5]" office:value-type="float" office:value="89" calcext:value-type="float">
            <text:p>89</text:p>
          </table:table-cell>
          <table:table-cell table:style-name="ce1" table:formula="of:=['End tol. 1e-8'.I5]" office:value-type="string" office:string-value="Azimuth = " calcext:value-type="string">
            <text:p>Azimuth = </text:p>
          </table:table-cell>
          <table:table-cell table:style-name="ce1" table:formula="of:=['End tol. 1e-8'.J5]" office:value-type="float" office:value="90" calcext:value-type="float">
            <text:p>90</text:p>
          </table:table-cell>
          <table:table-cell table:style-name="ce1" table:formula="of:=['End tol. 1e-8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End tol. 1e-8'.M5]" office:value-type="float" office:value="0.00001" calcext:value-type="float">
            <text:p>0.00001</text:p>
          </table:table-cell>
          <table:table-cell table:style-name="ce1"/>
          <table:table-cell table:style-name="ce1" table:formula="of:=['End tol. 1e-8'.O5]" office:value-type="string" office:string-value="Thrust elevation angle is constant = " calcext:value-type="string">
            <text:p>Thrust elevation angle is constant = </text:p>
          </table:table-cell>
          <table:table-cell table:style-name="ce1" table:number-columns-repeated="2"/>
          <table:table-cell table:style-name="ce6" table:formula="of:=['End tol. 1e-8'.R5]" office:value-type="float" office:value="0" calcext:value-type="float">
            <text:p>0.0000</text:p>
          </table:table-cell>
          <table:table-cell table:number-columns-repeated="2"/>
        </table:table-row>
        <table:table-row table:style-name="ro1">
          <table:table-cell table:style-name="ce1" table:formula="of:=['End tol. 1e-8'.A6]" office:value-type="string" office:string-value="Drag" calcext:value-type="string">
            <text:p>Drag</text:p>
          </table:table-cell>
          <table:table-cell table:style-name="ce1"/>
          <table:table-cell table:style-name="ce1" table:formula="of:=['End tol. 1e-8'.C6]" office:value-type="float" office:value="0" calcext:value-type="float">
            <text:p>0</text:p>
          </table:table-cell>
          <table:table-cell table:style-name="ce1" table:formula="of:=['End tol. 1e-8'.D6]" office:value-type="float" office:value="0" calcext:value-type="float">
            <text:p>0</text:p>
          </table:table-cell>
          <table:table-cell table:style-name="ce1" table:formula="of:=['End tol. 1e-8'.E6]" office:value-type="float" office:value="0" calcext:value-type="float">
            <text:p>0</text:p>
          </table:table-cell>
          <table:table-cell table:style-name="ce1"/>
          <table:table-cell table:style-name="ce1" table:formula="of:=['End tol. 1e-8'.G6]" office:value-type="string" office:string-value="Ascent" calcext:value-type="string">
            <text:p>Ascent</text:p>
          </table:table-cell>
          <table:table-cell table:style-name="ce1" table:number-columns-repeated="6"/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235.814542670032" calcext:value-type="float">
            <text:p>235.81454267</text:p>
          </table:table-cell>
          <table:table-cell/>
          <table:table-cell table:style-name="ce4" table:formula="of:=['End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235.814542670032" calcext:value-type="float">
            <text:p>235.8145426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35.814544450959" calcext:value-type="float">
            <text:p>235.814544451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235.814544450959" calcext:value-type="float">
            <text:p>-2.36E+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778.64889894064" calcext:value-type="float">
            <text:p>3778.6488989406</text:p>
          </table:table-cell>
          <table:table-cell/>
          <table:table-cell table:style-name="ce4" table:formula="of:=['End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778.64889894064" calcext:value-type="float">
            <text:p>3778.648898940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778.64890060993" calcext:value-type="float">
            <text:p>3778.6489006099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778.64890060993" calcext:value-type="float">
            <text:p>-3.78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-0.00000000000971033513240847" calcext:value-type="float">
            <text:p>-9.71033513240847E-012</text:p>
          </table:table-cell>
          <table:table-cell/>
          <table:table-cell table:style-name="ce4" table:formula="of:=['End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-0.00000000000971033513240847" calcext:value-type="float">
            <text:p>-9.71033513240847E-01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0.000000000011404021565964" calcext:value-type="float">
            <text:p>-1.1404021565964E-011</text:p>
          </table:table-cell>
          <table:table-cell/>
          <table:table-cell table:formula="of:=[.M11]/[.O11]" office:value-type="float" office:value="-0" calcext:value-type="float">
            <text:p>0</text:p>
          </table:table-cell>
          <table:table-cell table:formula="of:=[.M11]-[.O11]" office:value-type="float" office:value="0.000000000011404021565964" calcext:value-type="float">
            <text:p>1.14E-01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2.69773398861084" calcext:value-type="float">
            <text:p>-2.6977339886</text:p>
          </table:table-cell>
          <table:table-cell/>
          <table:table-cell table:style-name="ce4" table:formula="of:=['End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2.69773398861084" calcext:value-type="float">
            <text:p>-2.697733988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2.69773398178508" calcext:value-type="float">
            <text:p>-2.6977339818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2.69773398178508" calcext:value-type="float">
            <text:p>2.7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1.60469422330826" calcext:value-type="float">
            <text:p>1.6046942233</text:p>
          </table:table-cell>
          <table:table-cell/>
          <table:table-cell table:style-name="ce4" table:formula="of:=['End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1.60469422330826" calcext:value-type="float">
            <text:p>1.604694223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60469423064591" calcext:value-type="float">
            <text:p>1.6046942306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1.60469423064591" calcext:value-type="float">
            <text:p>-1.6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-0.0000000000000388341398735692" calcext:value-type="float">
            <text:p>-3.88341398735692E-014</text:p>
          </table:table-cell>
          <table:table-cell/>
          <table:table-cell table:style-name="ce4" table:formula="of:=['End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-0.0000000000000388341398735692" calcext:value-type="float">
            <text:p>-3.88341398735692E-014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0000000000000455175532885094" calcext:value-type="float">
            <text:p>-4.55175532885094E-014</text:p>
          </table:table-cell>
          <table:table-cell/>
          <table:table-cell table:formula="of:=[.M14]/[.O14]" office:value-type="float" office:value="-0" calcext:value-type="float">
            <text:p>0</text:p>
          </table:table-cell>
          <table:table-cell table:formula="of:=[.M14]-[.O14]" office:value-type="float" office:value="0.0000000000000455175532885094" calcext:value-type="float">
            <text:p>4.55E-014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65.3288926391781" calcext:value-type="float">
            <text:p>65.3288926392</text:p>
          </table:table-cell>
          <table:table-cell/>
          <table:table-cell table:style-name="ce4" table:formula="of:=['End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65.3288926391781" calcext:value-type="float">
            <text:p>65.328892639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781" calcext:value-type="float">
            <text:p>65.3288926392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65.3288926391781" calcext:value-type="float">
            <text:p>-6.53E+001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End tol. 1e-8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33" calcext:value-type="float">
            <text:p>33</text:p>
          </table:table-cell>
          <table:table-cell/>
          <table:table-cell table:style-name="ce1" table:formula="of:=#REF!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 office:value-type="float" office:value="0.02" calcext:value-type="float">
            <text:p>0.02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35.814542670032" calcext:value-type="float">
            <text:p>235.81454267</text:p>
          </table:table-cell>
          <table:table-cell/>
          <table:table-cell table:style-name="ce3" office:value-type="float" office:value="235.814544450959" calcext:value-type="float">
            <text:p>235.814544451</text:p>
          </table:table-cell>
          <table:table-cell/>
          <table:table-cell table:style-name="ce3" office:value-type="float" office:value="0.999999992447765" calcext:value-type="float">
            <text:p>0.9999999924</text:p>
          </table:table-cell>
          <table:table-cell table:style-name="ce3" office:value-type="float" office:value="-0.00000178092693658982" calcext:value-type="float">
            <text:p>-1.78092693658982E-00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778.64889894064" calcext:value-type="float">
            <text:p>3778.6488989406</text:p>
          </table:table-cell>
          <table:table-cell/>
          <table:table-cell table:style-name="ce3" office:value-type="float" office:value="3778.64890060993" calcext:value-type="float">
            <text:p>3778.6489006099</text:p>
          </table:table-cell>
          <table:table-cell/>
          <table:table-cell table:style-name="ce3" office:value-type="float" office:value="0.999999999558231" calcext:value-type="float">
            <text:p>0.9999999996</text:p>
          </table:table-cell>
          <table:table-cell table:style-name="ce3" office:value-type="float" office:value="-0.00000166928884937079" calcext:value-type="float">
            <text:p>-1.66928884937079E-00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-0.00000000000971033513240847" calcext:value-type="float">
            <text:p>-9.71033513240847E-012</text:p>
          </table:table-cell>
          <table:table-cell/>
          <table:table-cell table:style-name="ce3" office:value-type="float" office:value="-0.000000000011404021565964" calcext:value-type="float">
            <text:p>-1.1404021565964E-011</text:p>
          </table:table-cell>
          <table:table-cell/>
          <table:table-cell table:style-name="ce3" office:value-type="float" office:value="0.851483406642231" calcext:value-type="float">
            <text:p>0.8514834066</text:p>
          </table:table-cell>
          <table:table-cell table:style-name="ce3" office:value-type="float" office:value="0.0000000000016936864335555" calcext:value-type="float">
            <text:p>1.6936864335555E-01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2.69773398861084" calcext:value-type="float">
            <text:p>-2.6977339886</text:p>
          </table:table-cell>
          <table:table-cell/>
          <table:table-cell table:style-name="ce3" office:value-type="float" office:value="-2.69773398178508" calcext:value-type="float">
            <text:p>-2.6977339818</text:p>
          </table:table-cell>
          <table:table-cell/>
          <table:table-cell table:style-name="ce3" office:value-type="float" office:value="1.00000000253018" calcext:value-type="float">
            <text:p>1.0000000025</text:p>
          </table:table-cell>
          <table:table-cell table:style-name="ce3" office:value-type="float" office:value="-0.00000000682575729271662" calcext:value-type="float">
            <text:p>-6.82575729271662E-00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60469422330826" calcext:value-type="float">
            <text:p>1.6046942233</text:p>
          </table:table-cell>
          <table:table-cell/>
          <table:table-cell table:style-name="ce3" office:value-type="float" office:value="1.60469423064591" calcext:value-type="float">
            <text:p>1.6046942306</text:p>
          </table:table-cell>
          <table:table-cell/>
          <table:table-cell table:style-name="ce3" office:value-type="float" office:value="0.999999995427379" calcext:value-type="float">
            <text:p>0.9999999954</text:p>
          </table:table-cell>
          <table:table-cell table:style-name="ce3" office:value-type="float" office:value="-0.00000000733765848082157" calcext:value-type="float">
            <text:p>-7.33765848082157E-00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0000000000000388341398735692" calcext:value-type="float">
            <text:p>-3.88341398735692E-014</text:p>
          </table:table-cell>
          <table:table-cell/>
          <table:table-cell table:style-name="ce3" office:value-type="float" office:value="-0.0000000000000455175532885094" calcext:value-type="float">
            <text:p>-4.55175532885094E-014</text:p>
          </table:table-cell>
          <table:table-cell/>
          <table:table-cell table:style-name="ce3" office:value-type="float" office:value="0.853168438721257" calcext:value-type="float">
            <text:p>0.8531684387</text:p>
          </table:table-cell>
          <table:table-cell table:style-name="ce3" office:value-type="float" office:value="6.68341341494023E-015" calcext:value-type="float">
            <text:p>6.68341341494023E-0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81" calcext:value-type="float">
            <text:p>65.3288926392</text:p>
          </table:table-cell>
          <table:table-cell/>
          <table:table-cell table:style-name="ce3" office:value-type="float" office:value="65.3288926391781" calcext:value-type="float">
            <text:p>65.328892639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End tol. 1e-8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35.814542670032" calcext:value-type="float">
            <text:p>235.8145426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35.814544450959" calcext:value-type="float">
            <text:p>235.814544451</text:p>
          </table:table-cell>
          <table:table-cell/>
          <table:table-cell table:formula="of:=[.M33]/[.O33]" office:value-type="float" office:value="0" calcext:value-type="float">
            <text:p>0</text:p>
          </table:table-cell>
          <table:table-cell table:formula="of:=[.M33]-[.O33]" office:value-type="float" office:value="-235.814544450959" calcext:value-type="float">
            <text:p>-2.36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778.64889894064" calcext:value-type="float">
            <text:p>3778.648898940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778.64890060993" calcext:value-type="float">
            <text:p>3778.6489006099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3778.64890060993" calcext:value-type="float">
            <text:p>-3.7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-0.00000000000971033513240847" calcext:value-type="float">
            <text:p>-9.71033513240847E-01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0.000000000011404021565964" calcext:value-type="float">
            <text:p>-1.1404021565964E-011</text:p>
          </table:table-cell>
          <table:table-cell/>
          <table:table-cell table:formula="of:=[.M35]/[.O35]" office:value-type="float" office:value="-0" calcext:value-type="float">
            <text:p>0</text:p>
          </table:table-cell>
          <table:table-cell table:formula="of:=[.M35]-[.O35]" office:value-type="float" office:value="0.000000000011404021565964" calcext:value-type="float">
            <text:p>1.14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2.69773398861084" calcext:value-type="float">
            <text:p>-2.697733988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2.69773398178508" calcext:value-type="float">
            <text:p>-2.6977339818</text:p>
          </table:table-cell>
          <table:table-cell/>
          <table:table-cell table:formula="of:=[.M36]/[.O36]" office:value-type="float" office:value="-0" calcext:value-type="float">
            <text:p>0</text:p>
          </table:table-cell>
          <table:table-cell table:formula="of:=[.M36]-[.O36]" office:value-type="float" office:value="2.69773398178508" calcext:value-type="float">
            <text:p>2.7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60469422330826" calcext:value-type="float">
            <text:p>1.604694223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60469423064591" calcext:value-type="float">
            <text:p>1.6046942306</text:p>
          </table:table-cell>
          <table:table-cell/>
          <table:table-cell table:formula="of:=[.M37]/[.O37]" office:value-type="float" office:value="0" calcext:value-type="float">
            <text:p>0</text:p>
          </table:table-cell>
          <table:table-cell table:formula="of:=[.M37]-[.O37]" office:value-type="float" office:value="-1.60469423064591" calcext:value-type="float">
            <text:p>-1.6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0000000000000388341398735692" calcext:value-type="float">
            <text:p>-3.88341398735692E-01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0000000000000455175532885094" calcext:value-type="float">
            <text:p>-4.55175532885094E-014</text:p>
          </table:table-cell>
          <table:table-cell/>
          <table:table-cell table:formula="of:=[.M38]/[.O38]" office:value-type="float" office:value="-0" calcext:value-type="float">
            <text:p>0</text:p>
          </table:table-cell>
          <table:table-cell table:formula="of:=[.M38]-[.O38]" office:value-type="float" office:value="0.0000000000000455175532885094" calcext:value-type="float">
            <text:p>4.55E-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81" calcext:value-type="float">
            <text:p>65.328892639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781" calcext:value-type="float">
            <text:p>65.3288926392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65.3288926391781" calcext:value-type="float">
            <text:p>-6.53E+001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End tol. 1e-8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35.814542670032" calcext:value-type="float">
            <text:p>235.8145426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778.64889894064" calcext:value-type="float">
            <text:p>3778.648898940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-0.00000000000971033513240847" calcext:value-type="float">
            <text:p>-9.71033513240847E-01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2.69773398861084" calcext:value-type="float">
            <text:p>-2.697733988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60469422330826" calcext:value-type="float">
            <text:p>1.604694223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0000000000000388341398735692" calcext:value-type="float">
            <text:p>-3.88341398735692E-01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81" calcext:value-type="float">
            <text:p>65.328892639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End tol. 1e-8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35.814544450959" calcext:value-type="float">
            <text:p>235.814544451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235.814544450959" calcext:value-type="float">
            <text:p>-2.36E+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778.64890060993" calcext:value-type="float">
            <text:p>3778.6489006099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3778.64890060993" calcext:value-type="float">
            <text:p>-3.78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0.000000000011404021565964" calcext:value-type="float">
            <text:p>-1.1404021565964E-011</text:p>
          </table:table-cell>
          <table:table-cell/>
          <table:table-cell table:formula="of:=[.M71]/[.O71]" office:value-type="float" office:value="-0" calcext:value-type="float">
            <text:p>0</text:p>
          </table:table-cell>
          <table:table-cell table:formula="of:=[.M71]-[.O71]" office:value-type="float" office:value="0.000000000011404021565964" calcext:value-type="float">
            <text:p>1.14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2.69773398178508" calcext:value-type="float">
            <text:p>-2.6977339818</text:p>
          </table:table-cell>
          <table:table-cell/>
          <table:table-cell table:formula="of:=[.M72]/[.O72]" office:value-type="float" office:value="-0" calcext:value-type="float">
            <text:p>0</text:p>
          </table:table-cell>
          <table:table-cell table:formula="of:=[.M72]-[.O72]" office:value-type="float" office:value="2.69773398178508" calcext:value-type="float">
            <text:p>2.7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60469423064591" calcext:value-type="float">
            <text:p>1.6046942306</text:p>
          </table:table-cell>
          <table:table-cell/>
          <table:table-cell table:formula="of:=[.M73]/[.O73]" office:value-type="float" office:value="0" calcext:value-type="float">
            <text:p>0</text:p>
          </table:table-cell>
          <table:table-cell table:formula="of:=[.M73]-[.O73]" office:value-type="float" office:value="-1.60469423064591" calcext:value-type="float">
            <text:p>-1.6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0000000000000455175532885094" calcext:value-type="float">
            <text:p>-4.55175532885094E-014</text:p>
          </table:table-cell>
          <table:table-cell/>
          <table:table-cell table:formula="of:=[.M74]/[.O74]" office:value-type="float" office:value="-0" calcext:value-type="float">
            <text:p>0</text:p>
          </table:table-cell>
          <table:table-cell table:formula="of:=[.M74]-[.O74]" office:value-type="float" office:value="0.0000000000000455175532885094" calcext:value-type="float">
            <text:p>4.55E-01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781" calcext:value-type="float">
            <text:p>65.3288926392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65.3288926391781" calcext:value-type="float">
            <text:p>-6.53E+001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End tol. 1e-11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1" calcext:value-type="float">
            <text:p>1.00E-011</text:p>
          </table:table-cell>
          <table:table-cell table:style-name="ce2" table:formula="of:=[.B2]" office:value-type="float" office:value="0.00000000001" calcext:value-type="float">
            <text:p>1.00E-011</text:p>
          </table:table-cell>
          <table:table-cell table:style-name="ce2" table:formula="of:=[.C2]" office:value-type="float" office:value="0.00000000001" calcext:value-type="float">
            <text:p>1.00E-011</text:p>
          </table:table-cell>
          <table:table-cell table:style-name="ce2" table:formula="of:=[.D2]" office:value-type="float" office:value="0.00000000001" calcext:value-type="float">
            <text:p>1.00E-011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End tol. 1e-10'.A4]" office:value-type="string" office:string-value="Thrust" calcext:value-type="string">
            <text:p>Thrust</text:p>
          </table:table-cell>
          <table:table-cell table:style-name="ce1"/>
          <table:table-cell table:style-name="ce1" table:formula="of:=['End tol. 1e-10'.C4]" office:value-type="string" office:string-value="Altitude = " calcext:value-type="string">
            <text:p>Altitude = </text:p>
          </table:table-cell>
          <table:table-cell table:style-name="ce1" table:formula="of:=['End tol. 1e-10'.D4]" office:value-type="string" office:string-value="-0.6 km MOLA" calcext:value-type="string">
            <text:p>-0.6 km MOLA</text:p>
          </table:table-cell>
          <table:table-cell table:style-name="ce1" table:formula="of:=['End tol. 1e-10'.E4]" office:value-type="string" office:string-value="TSI Order = " calcext:value-type="string">
            <text:p>TSI Order = </text:p>
          </table:table-cell>
          <table:table-cell table:style-name="ce1" table:formula="of:=['End tol. 1e-10'.F4]" office:value-type="float" office:value="20" calcext:value-type="float">
            <text:p>20</text:p>
          </table:table-cell>
          <table:table-cell table:style-name="ce1" table:number-columns-repeated="8"/>
          <table:table-cell table:style-name="ce1" table:formula="of:=['End tol. 1e-10'.O4]" office:value-type="string" office:string-value="Thrust azimuth angle is constant = " calcext:value-type="string">
            <text:p>Thrust azimuth angle is constant = </text:p>
          </table:table-cell>
          <table:table-cell table:style-name="ce1" table:number-columns-repeated="2"/>
          <table:table-cell table:style-name="ce6" table:formula="of:=['End tol. 1e-10'.R4]" office:value-type="float" office:value="0" calcext:value-type="float">
            <text:p>0.0000</text:p>
          </table:table-cell>
          <table:table-cell table:number-columns-repeated="2"/>
        </table:table-row>
        <table:table-row table:style-name="ro1">
          <table:table-cell table:style-name="ce1" table:formula="of:=['End tol. 1e-10'.A5]" office:value-type="string" office:string-value="Gravity" calcext:value-type="string">
            <text:p>Gravity</text:p>
          </table:table-cell>
          <table:table-cell table:style-name="ce1"/>
          <table:table-cell table:style-name="ce1" table:formula="of:=['End tol. 1e-10'.C5]" office:value-type="string" office:string-value="Latitude = " calcext:value-type="string">
            <text:p>Latitude = </text:p>
          </table:table-cell>
          <table:table-cell table:style-name="ce1" table:formula="of:=['End tol. 1e-10'.D5]" office:value-type="float" office:value="0" calcext:value-type="float">
            <text:p>0</text:p>
          </table:table-cell>
          <table:table-cell table:style-name="ce1" table:formula="of:=['End tol. 1e-10'.E5]" office:value-type="string" office:string-value="Longitude = " calcext:value-type="string">
            <text:p>Longitude = </text:p>
          </table:table-cell>
          <table:table-cell table:style-name="ce1" table:formula="of:=['End tol. 1e-10'.F5]" office:value-type="float" office:value="74.5" calcext:value-type="float">
            <text:p>74.5</text:p>
          </table:table-cell>
          <table:table-cell table:style-name="ce1" table:formula="of:=['End tol. 1e-10'.G5]" office:value-type="string" office:string-value="FPA = " calcext:value-type="string">
            <text:p>FPA = </text:p>
          </table:table-cell>
          <table:table-cell table:style-name="ce1" table:formula="of:=['End tol. 1e-10'.H5]" office:value-type="float" office:value="89" calcext:value-type="float">
            <text:p>89</text:p>
          </table:table-cell>
          <table:table-cell table:style-name="ce1" table:formula="of:=['End tol. 1e-10'.I5]" office:value-type="string" office:string-value="Azimuth = " calcext:value-type="string">
            <text:p>Azimuth = </text:p>
          </table:table-cell>
          <table:table-cell table:style-name="ce1" table:formula="of:=['End tol. 1e-10'.J5]" office:value-type="float" office:value="90" calcext:value-type="float">
            <text:p>90</text:p>
          </table:table-cell>
          <table:table-cell table:style-name="ce1" table:formula="of:=['End tol. 1e-10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End tol. 1e-10'.M5]" office:value-type="float" office:value="0.00001" calcext:value-type="float">
            <text:p>0.00001</text:p>
          </table:table-cell>
          <table:table-cell table:style-name="ce1"/>
          <table:table-cell table:style-name="ce1" table:formula="of:=['End tol. 1e-10'.O5]" office:value-type="string" office:string-value="Thrust elevation angle is constant = " calcext:value-type="string">
            <text:p>Thrust elevation angle is constant = </text:p>
          </table:table-cell>
          <table:table-cell table:style-name="ce1" table:number-columns-repeated="2"/>
          <table:table-cell table:style-name="ce6" table:formula="of:=['End tol. 1e-10'.R5]" office:value-type="float" office:value="0" calcext:value-type="float">
            <text:p>0.0000</text:p>
          </table:table-cell>
          <table:table-cell table:number-columns-repeated="2"/>
        </table:table-row>
        <table:table-row table:style-name="ro1">
          <table:table-cell table:style-name="ce1" table:formula="of:=['End tol. 1e-10'.A6]" office:value-type="string" office:string-value="Drag" calcext:value-type="string">
            <text:p>Drag</text:p>
          </table:table-cell>
          <table:table-cell table:style-name="ce1"/>
          <table:table-cell table:style-name="ce1" table:formula="of:=['End tol. 1e-10'.C6]" office:value-type="float" office:value="0" calcext:value-type="float">
            <text:p>0</text:p>
          </table:table-cell>
          <table:table-cell table:style-name="ce1" table:formula="of:=['End tol. 1e-10'.D6]" office:value-type="float" office:value="0" calcext:value-type="float">
            <text:p>0</text:p>
          </table:table-cell>
          <table:table-cell table:style-name="ce1" table:formula="of:=['End tol. 1e-10'.E6]" office:value-type="float" office:value="0" calcext:value-type="float">
            <text:p>0</text:p>
          </table:table-cell>
          <table:table-cell table:style-name="ce1"/>
          <table:table-cell table:style-name="ce1" table:formula="of:=['End tol. 1e-10'.G6]" office:value-type="string" office:string-value="Ascent" calcext:value-type="string">
            <text:p>Ascent</text:p>
          </table:table-cell>
          <table:table-cell table:style-name="ce1" table:number-columns-repeated="6"/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226.550614788613" calcext:value-type="float">
            <text:p>226.5506147886</text:p>
          </table:table-cell>
          <table:table-cell/>
          <table:table-cell table:style-name="ce4" table:formula="of:=['End tol. 1e-10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226.550614788613" calcext:value-type="float">
            <text:p>226.550614788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26.550615064854" calcext:value-type="float">
            <text:p>226.5506150649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226.550615064854" calcext:value-type="float">
            <text:p>-2.27E+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779.21563541152" calcext:value-type="float">
            <text:p>3779.2156354115</text:p>
          </table:table-cell>
          <table:table-cell/>
          <table:table-cell table:style-name="ce4" table:formula="of:=['End tol. 1e-10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779.21563541152" calcext:value-type="float">
            <text:p>3779.215635411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779.21563567806" calcext:value-type="float">
            <text:p>3779.2156356781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779.21563567806" calcext:value-type="float">
            <text:p>-3.78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-0.0000000000325536614693266" calcext:value-type="float">
            <text:p>-3.25536614693266E-011</text:p>
          </table:table-cell>
          <table:table-cell/>
          <table:table-cell table:style-name="ce4" table:formula="of:=['End tol. 1e-10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-0.0000000000325536614693266" calcext:value-type="float">
            <text:p>-3.25536614693266E-01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0.0000000000344735599824608" calcext:value-type="float">
            <text:p>-3.44735599824608E-011</text:p>
          </table:table-cell>
          <table:table-cell/>
          <table:table-cell table:formula="of:=[.M11]/[.O11]" office:value-type="float" office:value="-0" calcext:value-type="float">
            <text:p>0</text:p>
          </table:table-cell>
          <table:table-cell table:formula="of:=[.M11]-[.O11]" office:value-type="float" office:value="0.0000000000344735599824608" calcext:value-type="float">
            <text:p>3.45E-01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2.71127211313275" calcext:value-type="float">
            <text:p>-2.7112721131</text:p>
          </table:table-cell>
          <table:table-cell/>
          <table:table-cell table:style-name="ce4" table:formula="of:=['End tol. 1e-10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2.71127211313275" calcext:value-type="float">
            <text:p>-2.711272113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2.71127211208976" calcext:value-type="float">
            <text:p>-2.7112721121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2.71127211208976" calcext:value-type="float">
            <text:p>2.71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1.58565133938178" calcext:value-type="float">
            <text:p>1.5856513394</text:p>
          </table:table-cell>
          <table:table-cell/>
          <table:table-cell table:style-name="ce4" table:formula="of:=['End tol. 1e-10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1.58565133938178" calcext:value-type="float">
            <text:p>1.5856513394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58565134054632" calcext:value-type="float">
            <text:p>1.5856513405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1.58565134054632" calcext:value-type="float">
            <text:p>-1.59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-0.000000000000128428439618369" calcext:value-type="float">
            <text:p>-1.28428439618369E-013</text:p>
          </table:table-cell>
          <table:table-cell/>
          <table:table-cell table:style-name="ce4" table:formula="of:=['End tol. 1e-10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-0.000000000000128428439618369" calcext:value-type="float">
            <text:p>-1.28428439618369E-013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0000000000001362211044349" calcext:value-type="float">
            <text:p>-1.362211044349E-013</text:p>
          </table:table-cell>
          <table:table-cell/>
          <table:table-cell table:formula="of:=[.M14]/[.O14]" office:value-type="float" office:value="-0" calcext:value-type="float">
            <text:p>0</text:p>
          </table:table-cell>
          <table:table-cell table:formula="of:=[.M14]-[.O14]" office:value-type="float" office:value="0.0000000000001362211044349" calcext:value-type="float">
            <text:p>1.36E-01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65.328892639178" calcext:value-type="float">
            <text:p>65.3288926392</text:p>
          </table:table-cell>
          <table:table-cell/>
          <table:table-cell table:style-name="ce4" table:formula="of:=['End tol. 1e-10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65.328892639178" calcext:value-type="float">
            <text:p>65.328892639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781" calcext:value-type="float">
            <text:p>65.3288926392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65.3288926391781" calcext:value-type="float">
            <text:p>-6.53E+001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End tol. 1e-10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34" calcext:value-type="float">
            <text:p>34</text:p>
          </table:table-cell>
          <table:table-cell/>
          <table:table-cell table:style-name="ce1" table:formula="of:=#REF!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 office:value-type="float" office:value="0.02" calcext:value-type="float">
            <text:p>0.02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26.550614788613" calcext:value-type="float">
            <text:p>226.5506147886</text:p>
          </table:table-cell>
          <table:table-cell/>
          <table:table-cell table:style-name="ce3" office:value-type="float" office:value="226.550615064854" calcext:value-type="float">
            <text:p>226.5506150649</text:p>
          </table:table-cell>
          <table:table-cell/>
          <table:table-cell table:style-name="ce3" office:value-type="float" office:value="0.999999998780667" calcext:value-type="float">
            <text:p>0.9999999988</text:p>
          </table:table-cell>
          <table:table-cell table:style-name="ce3" office:value-type="float" office:value="-0.000000276240626817525" calcext:value-type="float">
            <text:p>-2.76240626817525E-00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779.21563541152" calcext:value-type="float">
            <text:p>3779.2156354115</text:p>
          </table:table-cell>
          <table:table-cell/>
          <table:table-cell table:style-name="ce3" office:value-type="float" office:value="3779.21563567806" calcext:value-type="float">
            <text:p>3779.2156356781</text:p>
          </table:table-cell>
          <table:table-cell/>
          <table:table-cell table:style-name="ce3" office:value-type="float" office:value="0.999999999929472" calcext:value-type="float">
            <text:p>0.9999999999</text:p>
          </table:table-cell>
          <table:table-cell table:style-name="ce3" office:value-type="float" office:value="-0.000000266541064775083" calcext:value-type="float">
            <text:p>-2.66541064775083E-00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-0.0000000000325536614693266" calcext:value-type="float">
            <text:p>-3.25536614693266E-011</text:p>
          </table:table-cell>
          <table:table-cell/>
          <table:table-cell table:style-name="ce3" office:value-type="float" office:value="-0.0000000000344735599824608" calcext:value-type="float">
            <text:p>-3.44735599824608E-011</text:p>
          </table:table-cell>
          <table:table-cell/>
          <table:table-cell table:style-name="ce3" office:value-type="float" office:value="0.944308086715993" calcext:value-type="float">
            <text:p>0.9443080867</text:p>
          </table:table-cell>
          <table:table-cell table:style-name="ce3" office:value-type="float" office:value="0.00000000000191989851313421" calcext:value-type="float">
            <text:p>1.91989851313421E-01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2.71127211313275" calcext:value-type="float">
            <text:p>-2.7112721131</text:p>
          </table:table-cell>
          <table:table-cell/>
          <table:table-cell table:style-name="ce3" office:value-type="float" office:value="-2.71127211208976" calcext:value-type="float">
            <text:p>-2.7112721121</text:p>
          </table:table-cell>
          <table:table-cell/>
          <table:table-cell table:style-name="ce3" office:value-type="float" office:value="1.00000000038468" calcext:value-type="float">
            <text:p>1.0000000004</text:p>
          </table:table-cell>
          <table:table-cell table:style-name="ce3" office:value-type="float" office:value="-0.0000000010429808128265" calcext:value-type="float">
            <text:p>-0.00000000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58565133938178" calcext:value-type="float">
            <text:p>1.5856513394</text:p>
          </table:table-cell>
          <table:table-cell/>
          <table:table-cell table:style-name="ce3" office:value-type="float" office:value="1.58565134054632" calcext:value-type="float">
            <text:p>1.5856513405</text:p>
          </table:table-cell>
          <table:table-cell/>
          <table:table-cell table:style-name="ce3" office:value-type="float" office:value="0.999999999265575" calcext:value-type="float">
            <text:p>0.9999999993</text:p>
          </table:table-cell>
          <table:table-cell table:style-name="ce3" office:value-type="float" office:value="-0.00000000116454246246178" calcext:value-type="float">
            <text:p>-1.16454246246178E-00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000000000000128428439618369" calcext:value-type="float">
            <text:p>-1.28428439618369E-013</text:p>
          </table:table-cell>
          <table:table-cell/>
          <table:table-cell table:style-name="ce3" office:value-type="float" office:value="-0.0000000000001362211044349" calcext:value-type="float">
            <text:p>-1.362211044349E-013</text:p>
          </table:table-cell>
          <table:table-cell/>
          <table:table-cell table:style-name="ce3" office:value-type="float" office:value="0.942793997678568" calcext:value-type="float">
            <text:p>0.9427939977</text:p>
          </table:table-cell>
          <table:table-cell table:style-name="ce3" office:value-type="float" office:value="7.79266481653087E-015" calcext:value-type="float">
            <text:p>7.79266481653087E-0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8" calcext:value-type="float">
            <text:p>65.3288926392</text:p>
          </table:table-cell>
          <table:table-cell/>
          <table:table-cell table:style-name="ce3" office:value-type="float" office:value="65.3288926391781" calcext:value-type="float">
            <text:p>65.3288926392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007105427357601" calcext:value-type="float">
            <text:p>-7.105427357601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End tol. 1e-10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9" calcext:value-type="float">
            <text:p>29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float" office:value="0.01" calcext:value-type="float">
            <text:p>0.01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26.550614788613" calcext:value-type="float">
            <text:p>226.550614788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26.550615064854" calcext:value-type="float">
            <text:p>226.5506150649</text:p>
          </table:table-cell>
          <table:table-cell/>
          <table:table-cell table:formula="of:=[.M33]/[.O33]" office:value-type="float" office:value="0" calcext:value-type="float">
            <text:p>0</text:p>
          </table:table-cell>
          <table:table-cell table:formula="of:=[.M33]-[.O33]" office:value-type="float" office:value="-226.550615064854" calcext:value-type="float">
            <text:p>-2.27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779.21563541152" calcext:value-type="float">
            <text:p>3779.215635411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779.21563567806" calcext:value-type="float">
            <text:p>3779.2156356781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3779.21563567806" calcext:value-type="float">
            <text:p>-3.7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-0.0000000000325536614693266" calcext:value-type="float">
            <text:p>-3.25536614693266E-01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0.0000000000344735599824608" calcext:value-type="float">
            <text:p>-3.44735599824608E-011</text:p>
          </table:table-cell>
          <table:table-cell/>
          <table:table-cell table:formula="of:=[.M35]/[.O35]" office:value-type="float" office:value="-0" calcext:value-type="float">
            <text:p>0</text:p>
          </table:table-cell>
          <table:table-cell table:formula="of:=[.M35]-[.O35]" office:value-type="float" office:value="0.0000000000344735599824608" calcext:value-type="float">
            <text:p>3.45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2.71127211313275" calcext:value-type="float">
            <text:p>-2.711272113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2.71127211208976" calcext:value-type="float">
            <text:p>-2.7112721121</text:p>
          </table:table-cell>
          <table:table-cell/>
          <table:table-cell table:formula="of:=[.M36]/[.O36]" office:value-type="float" office:value="-0" calcext:value-type="float">
            <text:p>0</text:p>
          </table:table-cell>
          <table:table-cell table:formula="of:=[.M36]-[.O36]" office:value-type="float" office:value="2.71127211208976" calcext:value-type="float">
            <text:p>2.7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58565133938178" calcext:value-type="float">
            <text:p>1.585651339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58565134054632" calcext:value-type="float">
            <text:p>1.5856513405</text:p>
          </table:table-cell>
          <table:table-cell/>
          <table:table-cell table:formula="of:=[.M37]/[.O37]" office:value-type="float" office:value="0" calcext:value-type="float">
            <text:p>0</text:p>
          </table:table-cell>
          <table:table-cell table:formula="of:=[.M37]-[.O37]" office:value-type="float" office:value="-1.58565134054632" calcext:value-type="float">
            <text:p>-1.59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000000000000128428439618369" calcext:value-type="float">
            <text:p>-1.28428439618369E-01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0000000000001362211044349" calcext:value-type="float">
            <text:p>-1.362211044349E-013</text:p>
          </table:table-cell>
          <table:table-cell/>
          <table:table-cell table:formula="of:=[.M38]/[.O38]" office:value-type="float" office:value="-0" calcext:value-type="float">
            <text:p>0</text:p>
          </table:table-cell>
          <table:table-cell table:formula="of:=[.M38]-[.O38]" office:value-type="float" office:value="0.0000000000001362211044349" calcext:value-type="float">
            <text:p>1.36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8" calcext:value-type="float">
            <text:p>65.328892639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781" calcext:value-type="float">
            <text:p>65.3288926392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65.3288926391781" calcext:value-type="float">
            <text:p>-6.53E+001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End tol. 1e-10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26.550614788613" calcext:value-type="float">
            <text:p>226.550614788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779.21563541152" calcext:value-type="float">
            <text:p>3779.215635411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-0.0000000000325536614693266" calcext:value-type="float">
            <text:p>-3.25536614693266E-01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2.71127211313275" calcext:value-type="float">
            <text:p>-2.711272113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58565133938178" calcext:value-type="float">
            <text:p>1.585651339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000000000000128428439618369" calcext:value-type="float">
            <text:p>-1.28428439618369E-01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8" calcext:value-type="float">
            <text:p>65.328892639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End tol. 1e-10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26.550615064854" calcext:value-type="float">
            <text:p>226.5506150649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226.550615064854" calcext:value-type="float">
            <text:p>-2.27E+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779.21563567806" calcext:value-type="float">
            <text:p>3779.2156356781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3779.21563567806" calcext:value-type="float">
            <text:p>-3.78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0.0000000000344735599824608" calcext:value-type="float">
            <text:p>-3.44735599824608E-011</text:p>
          </table:table-cell>
          <table:table-cell/>
          <table:table-cell table:formula="of:=[.M71]/[.O71]" office:value-type="float" office:value="-0" calcext:value-type="float">
            <text:p>0</text:p>
          </table:table-cell>
          <table:table-cell table:formula="of:=[.M71]-[.O71]" office:value-type="float" office:value="0.0000000000344735599824608" calcext:value-type="float">
            <text:p>3.45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2.71127211208976" calcext:value-type="float">
            <text:p>-2.7112721121</text:p>
          </table:table-cell>
          <table:table-cell/>
          <table:table-cell table:formula="of:=[.M72]/[.O72]" office:value-type="float" office:value="-0" calcext:value-type="float">
            <text:p>0</text:p>
          </table:table-cell>
          <table:table-cell table:formula="of:=[.M72]-[.O72]" office:value-type="float" office:value="2.71127211208976" calcext:value-type="float">
            <text:p>2.71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58565134054632" calcext:value-type="float">
            <text:p>1.5856513405</text:p>
          </table:table-cell>
          <table:table-cell/>
          <table:table-cell table:formula="of:=[.M73]/[.O73]" office:value-type="float" office:value="0" calcext:value-type="float">
            <text:p>0</text:p>
          </table:table-cell>
          <table:table-cell table:formula="of:=[.M73]-[.O73]" office:value-type="float" office:value="-1.58565134054632" calcext:value-type="float">
            <text:p>-1.59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0000000000001362211044349" calcext:value-type="float">
            <text:p>-1.362211044349E-013</text:p>
          </table:table-cell>
          <table:table-cell/>
          <table:table-cell table:formula="of:=[.M74]/[.O74]" office:value-type="float" office:value="-0" calcext:value-type="float">
            <text:p>0</text:p>
          </table:table-cell>
          <table:table-cell table:formula="of:=[.M74]-[.O74]" office:value-type="float" office:value="0.0000000000001362211044349" calcext:value-type="float">
            <text:p>1.36E-01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781" calcext:value-type="float">
            <text:p>65.3288926392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65.3288926391781" calcext:value-type="float">
            <text:p>-6.53E+001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End tol. 1e-12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01" calcext:value-type="float">
            <text:p>1.00E-012</text:p>
          </table:table-cell>
          <table:table-cell table:style-name="ce2" table:formula="of:=[.B2]" office:value-type="float" office:value="0.000000000001" calcext:value-type="float">
            <text:p>1.00E-012</text:p>
          </table:table-cell>
          <table:table-cell table:style-name="ce2" table:formula="of:=[.C2]" office:value-type="float" office:value="0.000000000001" calcext:value-type="float">
            <text:p>1.00E-012</text:p>
          </table:table-cell>
          <table:table-cell table:style-name="ce2" table:formula="of:=[.D2]" office:value-type="float" office:value="0.000000000001" calcext:value-type="float">
            <text:p>1.00E-012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End tol. 1e-11'.A4]" office:value-type="string" office:string-value="Thrust" calcext:value-type="string">
            <text:p>Thrust</text:p>
          </table:table-cell>
          <table:table-cell table:style-name="ce1"/>
          <table:table-cell table:style-name="ce1" table:formula="of:=['End tol. 1e-11'.C4]" office:value-type="string" office:string-value="Altitude = " calcext:value-type="string">
            <text:p>Altitude = </text:p>
          </table:table-cell>
          <table:table-cell table:style-name="ce1" table:formula="of:=['End tol. 1e-11'.D4]" office:value-type="string" office:string-value="-0.6 km MOLA" calcext:value-type="string">
            <text:p>-0.6 km MOLA</text:p>
          </table:table-cell>
          <table:table-cell table:style-name="ce1" table:formula="of:=['End tol. 1e-11'.E4]" office:value-type="string" office:string-value="TSI Order = " calcext:value-type="string">
            <text:p>TSI Order = </text:p>
          </table:table-cell>
          <table:table-cell table:style-name="ce1" table:formula="of:=['End tol. 1e-11'.F4]" office:value-type="float" office:value="20" calcext:value-type="float">
            <text:p>20</text:p>
          </table:table-cell>
          <table:table-cell table:style-name="ce1" table:number-columns-repeated="8"/>
          <table:table-cell table:style-name="ce1" table:formula="of:=['End tol. 1e-11'.O4]" office:value-type="string" office:string-value="Thrust azimuth angle is constant = " calcext:value-type="string">
            <text:p>Thrust azimuth angle is constant = </text:p>
          </table:table-cell>
          <table:table-cell table:style-name="ce1" table:number-columns-repeated="2"/>
          <table:table-cell table:style-name="ce6" table:formula="of:=['End tol. 1e-11'.R4]" office:value-type="float" office:value="0" calcext:value-type="float">
            <text:p>0.0000</text:p>
          </table:table-cell>
          <table:table-cell table:number-columns-repeated="2"/>
        </table:table-row>
        <table:table-row table:style-name="ro1">
          <table:table-cell table:style-name="ce1" table:formula="of:=['End tol. 1e-11'.A5]" office:value-type="string" office:string-value="Gravity" calcext:value-type="string">
            <text:p>Gravity</text:p>
          </table:table-cell>
          <table:table-cell table:style-name="ce1"/>
          <table:table-cell table:style-name="ce1" table:formula="of:=['End tol. 1e-11'.C5]" office:value-type="string" office:string-value="Latitude = " calcext:value-type="string">
            <text:p>Latitude = </text:p>
          </table:table-cell>
          <table:table-cell table:style-name="ce1" table:formula="of:=['End tol. 1e-11'.D5]" office:value-type="float" office:value="0" calcext:value-type="float">
            <text:p>0</text:p>
          </table:table-cell>
          <table:table-cell table:style-name="ce1" table:formula="of:=['End tol. 1e-11'.E5]" office:value-type="string" office:string-value="Longitude = " calcext:value-type="string">
            <text:p>Longitude = </text:p>
          </table:table-cell>
          <table:table-cell table:style-name="ce1" table:formula="of:=['End tol. 1e-11'.F5]" office:value-type="float" office:value="74.5" calcext:value-type="float">
            <text:p>74.5</text:p>
          </table:table-cell>
          <table:table-cell table:style-name="ce1" table:formula="of:=['End tol. 1e-11'.G5]" office:value-type="string" office:string-value="FPA = " calcext:value-type="string">
            <text:p>FPA = </text:p>
          </table:table-cell>
          <table:table-cell table:style-name="ce1" table:formula="of:=['End tol. 1e-11'.H5]" office:value-type="float" office:value="89" calcext:value-type="float">
            <text:p>89</text:p>
          </table:table-cell>
          <table:table-cell table:style-name="ce1" table:formula="of:=['End tol. 1e-11'.I5]" office:value-type="string" office:string-value="Azimuth = " calcext:value-type="string">
            <text:p>Azimuth = </text:p>
          </table:table-cell>
          <table:table-cell table:style-name="ce1" table:formula="of:=['End tol. 1e-11'.J5]" office:value-type="float" office:value="90" calcext:value-type="float">
            <text:p>90</text:p>
          </table:table-cell>
          <table:table-cell table:style-name="ce1" table:formula="of:=['End tol. 1e-11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End tol. 1e-11'.M5]" office:value-type="float" office:value="0.00001" calcext:value-type="float">
            <text:p>0.00001</text:p>
          </table:table-cell>
          <table:table-cell table:style-name="ce1"/>
          <table:table-cell table:style-name="ce1" table:formula="of:=['End tol. 1e-11'.O5]" office:value-type="string" office:string-value="Thrust elevation angle is constant = " calcext:value-type="string">
            <text:p>Thrust elevation angle is constant = </text:p>
          </table:table-cell>
          <table:table-cell table:style-name="ce1" table:number-columns-repeated="2"/>
          <table:table-cell table:style-name="ce6" table:formula="of:=['End tol. 1e-11'.R5]" office:value-type="float" office:value="0" calcext:value-type="float">
            <text:p>0.0000</text:p>
          </table:table-cell>
          <table:table-cell table:number-columns-repeated="2"/>
        </table:table-row>
        <table:table-row table:style-name="ro1">
          <table:table-cell table:style-name="ce1" table:formula="of:=['End tol. 1e-11'.A6]" office:value-type="string" office:string-value="Drag" calcext:value-type="string">
            <text:p>Drag</text:p>
          </table:table-cell>
          <table:table-cell table:style-name="ce1"/>
          <table:table-cell table:style-name="ce1" table:formula="of:=['End tol. 1e-11'.C6]" office:value-type="float" office:value="0" calcext:value-type="float">
            <text:p>0</text:p>
          </table:table-cell>
          <table:table-cell table:style-name="ce1" table:formula="of:=['End tol. 1e-11'.D6]" office:value-type="float" office:value="0" calcext:value-type="float">
            <text:p>0</text:p>
          </table:table-cell>
          <table:table-cell table:style-name="ce1" table:formula="of:=['End tol. 1e-11'.E6]" office:value-type="float" office:value="0" calcext:value-type="float">
            <text:p>0</text:p>
          </table:table-cell>
          <table:table-cell table:style-name="ce1"/>
          <table:table-cell table:style-name="ce1" table:formula="of:=['End tol. 1e-11'.G6]" office:value-type="string" office:string-value="Ascent" calcext:value-type="string">
            <text:p>Ascent</text:p>
          </table:table-cell>
          <table:table-cell table:style-name="ce1" table:number-columns-repeated="6"/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226.253847064605" calcext:value-type="float">
            <text:p>226.2538470646</text:p>
          </table:table-cell>
          <table:table-cell/>
          <table:table-cell table:style-name="ce4" table:formula="of:=['End tol. 1e-11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226.253847064605" calcext:value-type="float">
            <text:p>226.253847064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26.253847123826" calcext:value-type="float">
            <text:p>226.2538471238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226.253847123826" calcext:value-type="float">
            <text:p>-2.26E+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779.23341415751" calcext:value-type="float">
            <text:p>3779.2334141575</text:p>
          </table:table-cell>
          <table:table-cell/>
          <table:table-cell table:style-name="ce4" table:formula="of:=['End tol. 1e-11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779.23341415751" calcext:value-type="float">
            <text:p>3779.233414157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779.23341421307" calcext:value-type="float">
            <text:p>3779.2334142131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779.23341421307" calcext:value-type="float">
            <text:p>-3.78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-0.0000000000389990882173754" calcext:value-type="float">
            <text:p>-3.89990882173754E-011</text:p>
          </table:table-cell>
          <table:table-cell/>
          <table:table-cell table:style-name="ce4" table:formula="of:=['End tol. 1e-11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-0.0000000000389990882173754" calcext:value-type="float">
            <text:p>-3.89990882173754E-01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0.0000000000413257579549833" calcext:value-type="float">
            <text:p>-4.13257579549833E-011</text:p>
          </table:table-cell>
          <table:table-cell/>
          <table:table-cell table:formula="of:=[.M11]/[.O11]" office:value-type="float" office:value="-0" calcext:value-type="float">
            <text:p>0</text:p>
          </table:table-cell>
          <table:table-cell table:formula="of:=[.M11]-[.O11]" office:value-type="float" office:value="0.0000000000413257579549833" calcext:value-type="float">
            <text:p>4.13E-01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2.71170054851841" calcext:value-type="float">
            <text:p>-2.7117005485</text:p>
          </table:table-cell>
          <table:table-cell/>
          <table:table-cell table:style-name="ce4" table:formula="of:=['End tol. 1e-11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2.71170054851841" calcext:value-type="float">
            <text:p>-2.7117005485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2.71170054829251" calcext:value-type="float">
            <text:p>-2.7117005483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2.71170054829251" calcext:value-type="float">
            <text:p>2.71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1.58504341346227" calcext:value-type="float">
            <text:p>1.5850434135</text:p>
          </table:table-cell>
          <table:table-cell/>
          <table:table-cell table:style-name="ce4" table:formula="of:=['End tol. 1e-11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1.58504341346227" calcext:value-type="float">
            <text:p>1.5850434135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58504341370316" calcext:value-type="float">
            <text:p>1.5850434137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1.58504341370316" calcext:value-type="float">
            <text:p>-1.59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-0.000000000000154567895264017" calcext:value-type="float">
            <text:p>-1.54567895264017E-013</text:p>
          </table:table-cell>
          <table:table-cell/>
          <table:table-cell table:style-name="ce4" table:formula="of:=['End tol. 1e-11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-0.000000000000154567895264017" calcext:value-type="float">
            <text:p>-1.54567895264017E-013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000000000000163198079474878" calcext:value-type="float">
            <text:p>-1.63198079474878E-013</text:p>
          </table:table-cell>
          <table:table-cell/>
          <table:table-cell table:formula="of:=[.M14]/[.O14]" office:value-type="float" office:value="-0" calcext:value-type="float">
            <text:p>0</text:p>
          </table:table-cell>
          <table:table-cell table:formula="of:=[.M14]-[.O14]" office:value-type="float" office:value="0.000000000000163198079474878" calcext:value-type="float">
            <text:p>1.63E-01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65.328892639178" calcext:value-type="float">
            <text:p>65.3288926392</text:p>
          </table:table-cell>
          <table:table-cell/>
          <table:table-cell table:style-name="ce4" table:formula="of:=['End tol. 1e-11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65.328892639178" calcext:value-type="float">
            <text:p>65.328892639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778" calcext:value-type="float">
            <text:p>65.3288926392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65.3288926391778" calcext:value-type="float">
            <text:p>-6.53E+001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End tol. 1e-11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38" calcext:value-type="float">
            <text:p>38</text:p>
          </table:table-cell>
          <table:table-cell/>
          <table:table-cell table:style-name="ce1" table:formula="of:=#REF!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 office:value-type="float" office:value="0.02" calcext:value-type="float">
            <text:p>0.02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26.253847064605" calcext:value-type="float">
            <text:p>226.2538470646</text:p>
          </table:table-cell>
          <table:table-cell/>
          <table:table-cell table:style-name="ce3" office:value-type="float" office:value="226.253847123826" calcext:value-type="float">
            <text:p>226.2538471238</text:p>
          </table:table-cell>
          <table:table-cell/>
          <table:table-cell table:style-name="ce3" office:value-type="float" office:value="0.99999999973825" calcext:value-type="float">
            <text:p>0.9999999997</text:p>
          </table:table-cell>
          <table:table-cell table:style-name="ce3" office:value-type="float" office:value="-0.0000000592218896144914" calcext:value-type="float">
            <text:p>-5.92218896144914E-00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779.23341415751" calcext:value-type="float">
            <text:p>3779.2334141575</text:p>
          </table:table-cell>
          <table:table-cell/>
          <table:table-cell table:style-name="ce3" office:value-type="float" office:value="3779.23341421307" calcext:value-type="float">
            <text:p>3779.2334142131</text:p>
          </table:table-cell>
          <table:table-cell/>
          <table:table-cell table:style-name="ce3" office:value-type="float" office:value="0.999999999985301" calcext:value-type="float">
            <text:p>1</text:p>
          </table:table-cell>
          <table:table-cell table:style-name="ce3" office:value-type="float" office:value="-0.0000000555519363842905" calcext:value-type="float">
            <text:p>-5.55519363842905E-00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-0.0000000000389990882173754" calcext:value-type="float">
            <text:p>-3.89990882173754E-011</text:p>
          </table:table-cell>
          <table:table-cell/>
          <table:table-cell table:style-name="ce3" office:value-type="float" office:value="-0.0000000000413257579549833" calcext:value-type="float">
            <text:p>-4.13257579549833E-011</text:p>
          </table:table-cell>
          <table:table-cell/>
          <table:table-cell table:style-name="ce3" office:value-type="float" office:value="0.943699284592859" calcext:value-type="float">
            <text:p>0.9436992846</text:p>
          </table:table-cell>
          <table:table-cell table:style-name="ce3" office:value-type="float" office:value="0.00000000000232666973760791" calcext:value-type="float">
            <text:p>2.32666973760791E-01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2.71170054851841" calcext:value-type="float">
            <text:p>-2.7117005485</text:p>
          </table:table-cell>
          <table:table-cell/>
          <table:table-cell table:style-name="ce3" office:value-type="float" office:value="-2.71170054829251" calcext:value-type="float">
            <text:p>-2.7117005483</text:p>
          </table:table-cell>
          <table:table-cell/>
          <table:table-cell table:style-name="ce3" office:value-type="float" office:value="1.0000000000833" calcext:value-type="float">
            <text:p>1.0000000001</text:p>
          </table:table-cell>
          <table:table-cell table:style-name="ce3" office:value-type="float" office:value="-0.000000000225893970196012" calcext:value-type="float">
            <text:p>-2.25893970196012E-01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58504341346227" calcext:value-type="float">
            <text:p>1.5850434135</text:p>
          </table:table-cell>
          <table:table-cell/>
          <table:table-cell table:style-name="ce3" office:value-type="float" office:value="1.58504341370316" calcext:value-type="float">
            <text:p>1.5850434137</text:p>
          </table:table-cell>
          <table:table-cell/>
          <table:table-cell table:style-name="ce3" office:value-type="float" office:value="0.999999999848029" calcext:value-type="float">
            <text:p>0.9999999998</text:p>
          </table:table-cell>
          <table:table-cell table:style-name="ce3" office:value-type="float" office:value="-0.000000000240880870805427" calcext:value-type="float">
            <text:p>-2.40880870805427E-01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000000000000154567895264017" calcext:value-type="float">
            <text:p>-1.54567895264017E-013</text:p>
          </table:table-cell>
          <table:table-cell/>
          <table:table-cell table:style-name="ce3" office:value-type="float" office:value="-0.000000000000163198079474878" calcext:value-type="float">
            <text:p>-1.63198079474878E-013</text:p>
          </table:table-cell>
          <table:table-cell/>
          <table:table-cell table:style-name="ce3" office:value-type="float" office:value="0.947118346988945" calcext:value-type="float">
            <text:p>0.947118347</text:p>
          </table:table-cell>
          <table:table-cell table:style-name="ce3" office:value-type="float" office:value="8.63018421086098E-015" calcext:value-type="float">
            <text:p>8.63018421086098E-0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8" calcext:value-type="float">
            <text:p>65.3288926392</text:p>
          </table:table-cell>
          <table:table-cell/>
          <table:table-cell table:style-name="ce3" office:value-type="float" office:value="65.3288926391778" calcext:value-type="float">
            <text:p>65.328892639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156319401867222" calcext:value-type="float">
            <text:p>1.56319401867222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End tol. 1e-11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38" calcext:value-type="float">
            <text:p>38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26.253847064605" calcext:value-type="float">
            <text:p>226.253847064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26.253847123826" calcext:value-type="float">
            <text:p>226.2538471238</text:p>
          </table:table-cell>
          <table:table-cell/>
          <table:table-cell table:formula="of:=[.M33]/[.O33]" office:value-type="float" office:value="0" calcext:value-type="float">
            <text:p>0</text:p>
          </table:table-cell>
          <table:table-cell table:formula="of:=[.M33]-[.O33]" office:value-type="float" office:value="-226.253847123826" calcext:value-type="float">
            <text:p>-2.26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779.23341415751" calcext:value-type="float">
            <text:p>3779.233414157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779.23341421307" calcext:value-type="float">
            <text:p>3779.2334142131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3779.23341421307" calcext:value-type="float">
            <text:p>-3.7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-0.0000000000389990882173754" calcext:value-type="float">
            <text:p>-3.89990882173754E-01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0.0000000000413257579549833" calcext:value-type="float">
            <text:p>-4.13257579549833E-011</text:p>
          </table:table-cell>
          <table:table-cell/>
          <table:table-cell table:formula="of:=[.M35]/[.O35]" office:value-type="float" office:value="-0" calcext:value-type="float">
            <text:p>0</text:p>
          </table:table-cell>
          <table:table-cell table:formula="of:=[.M35]-[.O35]" office:value-type="float" office:value="0.0000000000413257579549833" calcext:value-type="float">
            <text:p>4.13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2.71170054851841" calcext:value-type="float">
            <text:p>-2.711700548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2.71170054829251" calcext:value-type="float">
            <text:p>-2.7117005483</text:p>
          </table:table-cell>
          <table:table-cell/>
          <table:table-cell table:formula="of:=[.M36]/[.O36]" office:value-type="float" office:value="-0" calcext:value-type="float">
            <text:p>0</text:p>
          </table:table-cell>
          <table:table-cell table:formula="of:=[.M36]-[.O36]" office:value-type="float" office:value="2.71170054829251" calcext:value-type="float">
            <text:p>2.7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58504341346227" calcext:value-type="float">
            <text:p>1.585043413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58504341370316" calcext:value-type="float">
            <text:p>1.5850434137</text:p>
          </table:table-cell>
          <table:table-cell/>
          <table:table-cell table:formula="of:=[.M37]/[.O37]" office:value-type="float" office:value="0" calcext:value-type="float">
            <text:p>0</text:p>
          </table:table-cell>
          <table:table-cell table:formula="of:=[.M37]-[.O37]" office:value-type="float" office:value="-1.58504341370316" calcext:value-type="float">
            <text:p>-1.59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000000000000154567895264017" calcext:value-type="float">
            <text:p>-1.54567895264017E-01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000000000000163198079474878" calcext:value-type="float">
            <text:p>-1.63198079474878E-013</text:p>
          </table:table-cell>
          <table:table-cell/>
          <table:table-cell table:formula="of:=[.M38]/[.O38]" office:value-type="float" office:value="-0" calcext:value-type="float">
            <text:p>0</text:p>
          </table:table-cell>
          <table:table-cell table:formula="of:=[.M38]-[.O38]" office:value-type="float" office:value="0.000000000000163198079474878" calcext:value-type="float">
            <text:p>1.63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8" calcext:value-type="float">
            <text:p>65.328892639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778" calcext:value-type="float">
            <text:p>65.3288926392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65.3288926391778" calcext:value-type="float">
            <text:p>-6.53E+001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End tol. 1e-11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26.253847064605" calcext:value-type="float">
            <text:p>226.253847064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779.23341415751" calcext:value-type="float">
            <text:p>3779.233414157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-0.0000000000389990882173754" calcext:value-type="float">
            <text:p>-3.89990882173754E-01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2.71170054851841" calcext:value-type="float">
            <text:p>-2.711700548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58504341346227" calcext:value-type="float">
            <text:p>1.585043413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000000000000154567895264017" calcext:value-type="float">
            <text:p>-1.54567895264017E-01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8" calcext:value-type="float">
            <text:p>65.328892639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End tol. 1e-11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26.253847123826" calcext:value-type="float">
            <text:p>226.2538471238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226.253847123826" calcext:value-type="float">
            <text:p>-2.26E+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779.23341421307" calcext:value-type="float">
            <text:p>3779.2334142131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3779.23341421307" calcext:value-type="float">
            <text:p>-3.78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0.0000000000413257579549833" calcext:value-type="float">
            <text:p>-4.13257579549833E-011</text:p>
          </table:table-cell>
          <table:table-cell/>
          <table:table-cell table:formula="of:=[.M71]/[.O71]" office:value-type="float" office:value="-0" calcext:value-type="float">
            <text:p>0</text:p>
          </table:table-cell>
          <table:table-cell table:formula="of:=[.M71]-[.O71]" office:value-type="float" office:value="0.0000000000413257579549833" calcext:value-type="float">
            <text:p>4.13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2.71170054829251" calcext:value-type="float">
            <text:p>-2.7117005483</text:p>
          </table:table-cell>
          <table:table-cell/>
          <table:table-cell table:formula="of:=[.M72]/[.O72]" office:value-type="float" office:value="-0" calcext:value-type="float">
            <text:p>0</text:p>
          </table:table-cell>
          <table:table-cell table:formula="of:=[.M72]-[.O72]" office:value-type="float" office:value="2.71170054829251" calcext:value-type="float">
            <text:p>2.71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58504341370316" calcext:value-type="float">
            <text:p>1.5850434137</text:p>
          </table:table-cell>
          <table:table-cell/>
          <table:table-cell table:formula="of:=[.M73]/[.O73]" office:value-type="float" office:value="0" calcext:value-type="float">
            <text:p>0</text:p>
          </table:table-cell>
          <table:table-cell table:formula="of:=[.M73]-[.O73]" office:value-type="float" office:value="-1.58504341370316" calcext:value-type="float">
            <text:p>-1.59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000000000000163198079474878" calcext:value-type="float">
            <text:p>-1.63198079474878E-013</text:p>
          </table:table-cell>
          <table:table-cell/>
          <table:table-cell table:formula="of:=[.M74]/[.O74]" office:value-type="float" office:value="-0" calcext:value-type="float">
            <text:p>0</text:p>
          </table:table-cell>
          <table:table-cell table:formula="of:=[.M74]-[.O74]" office:value-type="float" office:value="0.000000000000163198079474878" calcext:value-type="float">
            <text:p>1.63E-01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778" calcext:value-type="float">
            <text:p>65.3288926392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65.3288926391778" calcext:value-type="float">
            <text:p>-6.53E+001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End tol. 1e-13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001" calcext:value-type="float">
            <text:p>1.00E-013</text:p>
          </table:table-cell>
          <table:table-cell table:style-name="ce2" table:formula="of:=[.B2]" office:value-type="float" office:value="0.0000000000001" calcext:value-type="float">
            <text:p>1.00E-013</text:p>
          </table:table-cell>
          <table:table-cell table:style-name="ce2" table:formula="of:=[.C2]" office:value-type="float" office:value="0.0000000000001" calcext:value-type="float">
            <text:p>1.00E-013</text:p>
          </table:table-cell>
          <table:table-cell table:style-name="ce2" table:formula="of:=[.D2]" office:value-type="float" office:value="0.0000000000001" calcext:value-type="float">
            <text:p>1.00E-013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End tol. 1e-12'.A4]" office:value-type="string" office:string-value="Thrust" calcext:value-type="string">
            <text:p>Thrust</text:p>
          </table:table-cell>
          <table:table-cell table:style-name="ce1"/>
          <table:table-cell table:style-name="ce1" table:formula="of:=['End tol. 1e-12'.C4]" office:value-type="string" office:string-value="Altitude = " calcext:value-type="string">
            <text:p>Altitude = </text:p>
          </table:table-cell>
          <table:table-cell table:style-name="ce1" table:formula="of:=['End tol. 1e-12'.D4]" office:value-type="string" office:string-value="-0.6 km MOLA" calcext:value-type="string">
            <text:p>-0.6 km MOLA</text:p>
          </table:table-cell>
          <table:table-cell table:style-name="ce1" table:formula="of:=['End tol. 1e-12'.E4]" office:value-type="string" office:string-value="TSI Order = " calcext:value-type="string">
            <text:p>TSI Order = </text:p>
          </table:table-cell>
          <table:table-cell table:style-name="ce1" table:formula="of:=['End tol. 1e-12'.F4]" office:value-type="float" office:value="20" calcext:value-type="float">
            <text:p>20</text:p>
          </table:table-cell>
          <table:table-cell table:style-name="ce1" table:number-columns-repeated="8"/>
          <table:table-cell table:style-name="ce1" table:formula="of:=['End tol. 1e-12'.O4]" office:value-type="string" office:string-value="Thrust azimuth angle is constant = " calcext:value-type="string">
            <text:p>Thrust azimuth angle is constant = </text:p>
          </table:table-cell>
          <table:table-cell table:style-name="ce1" table:number-columns-repeated="2"/>
          <table:table-cell table:style-name="ce6" table:formula="of:=['End tol. 1e-12'.R4]" office:value-type="float" office:value="0" calcext:value-type="float">
            <text:p>0.0000</text:p>
          </table:table-cell>
          <table:table-cell table:number-columns-repeated="2"/>
        </table:table-row>
        <table:table-row table:style-name="ro1">
          <table:table-cell table:style-name="ce1" table:formula="of:=['End tol. 1e-12'.A5]" office:value-type="string" office:string-value="Gravity" calcext:value-type="string">
            <text:p>Gravity</text:p>
          </table:table-cell>
          <table:table-cell table:style-name="ce1"/>
          <table:table-cell table:style-name="ce1" table:formula="of:=['End tol. 1e-12'.C5]" office:value-type="string" office:string-value="Latitude = " calcext:value-type="string">
            <text:p>Latitude = </text:p>
          </table:table-cell>
          <table:table-cell table:style-name="ce1" table:formula="of:=['End tol. 1e-12'.D5]" office:value-type="float" office:value="0" calcext:value-type="float">
            <text:p>0</text:p>
          </table:table-cell>
          <table:table-cell table:style-name="ce1" table:formula="of:=['End tol. 1e-12'.E5]" office:value-type="string" office:string-value="Longitude = " calcext:value-type="string">
            <text:p>Longitude = </text:p>
          </table:table-cell>
          <table:table-cell table:style-name="ce1" table:formula="of:=['End tol. 1e-12'.F5]" office:value-type="float" office:value="74.5" calcext:value-type="float">
            <text:p>74.5</text:p>
          </table:table-cell>
          <table:table-cell table:style-name="ce1" table:formula="of:=['End tol. 1e-12'.G5]" office:value-type="string" office:string-value="FPA = " calcext:value-type="string">
            <text:p>FPA = </text:p>
          </table:table-cell>
          <table:table-cell table:style-name="ce1" table:formula="of:=['End tol. 1e-12'.H5]" office:value-type="float" office:value="89" calcext:value-type="float">
            <text:p>89</text:p>
          </table:table-cell>
          <table:table-cell table:style-name="ce1" table:formula="of:=['End tol. 1e-12'.I5]" office:value-type="string" office:string-value="Azimuth = " calcext:value-type="string">
            <text:p>Azimuth = </text:p>
          </table:table-cell>
          <table:table-cell table:style-name="ce1" table:formula="of:=['End tol. 1e-12'.J5]" office:value-type="float" office:value="90" calcext:value-type="float">
            <text:p>90</text:p>
          </table:table-cell>
          <table:table-cell table:style-name="ce1" table:formula="of:=['End tol. 1e-12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End tol. 1e-12'.M5]" office:value-type="float" office:value="0.00001" calcext:value-type="float">
            <text:p>0.00001</text:p>
          </table:table-cell>
          <table:table-cell table:style-name="ce1"/>
          <table:table-cell table:style-name="ce1" table:formula="of:=['End tol. 1e-12'.O5]" office:value-type="string" office:string-value="Thrust elevation angle is constant = " calcext:value-type="string">
            <text:p>Thrust elevation angle is constant = </text:p>
          </table:table-cell>
          <table:table-cell table:style-name="ce1" table:number-columns-repeated="2"/>
          <table:table-cell table:style-name="ce6" table:formula="of:=['End tol. 1e-12'.R5]" office:value-type="float" office:value="0" calcext:value-type="float">
            <text:p>0.0000</text:p>
          </table:table-cell>
          <table:table-cell table:number-columns-repeated="2"/>
        </table:table-row>
        <table:table-row table:style-name="ro1">
          <table:table-cell table:style-name="ce1" table:formula="of:=['End tol. 1e-12'.A6]" office:value-type="string" office:string-value="Drag" calcext:value-type="string">
            <text:p>Drag</text:p>
          </table:table-cell>
          <table:table-cell table:style-name="ce1"/>
          <table:table-cell table:style-name="ce1" table:formula="of:=['End tol. 1e-12'.C6]" office:value-type="float" office:value="0" calcext:value-type="float">
            <text:p>0</text:p>
          </table:table-cell>
          <table:table-cell table:style-name="ce1" table:formula="of:=['End tol. 1e-12'.D6]" office:value-type="float" office:value="0" calcext:value-type="float">
            <text:p>0</text:p>
          </table:table-cell>
          <table:table-cell table:style-name="ce1" table:formula="of:=['End tol. 1e-12'.E6]" office:value-type="float" office:value="0" calcext:value-type="float">
            <text:p>0</text:p>
          </table:table-cell>
          <table:table-cell table:style-name="ce1"/>
          <table:table-cell table:style-name="ce1" table:formula="of:=['End tol. 1e-12'.G6]" office:value-type="string" office:string-value="Ascent" calcext:value-type="string">
            <text:p>Ascent</text:p>
          </table:table-cell>
          <table:table-cell table:style-name="ce1" table:number-columns-repeated="6"/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226.336967629162" calcext:value-type="float">
            <text:p>226.3369676292</text:p>
          </table:table-cell>
          <table:table-cell/>
          <table:table-cell table:style-name="ce4" table:formula="of:=['End tol. 1e-12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226.336967629162" calcext:value-type="float">
            <text:p>226.3369676292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26.336967637937" calcext:value-type="float">
            <text:p>226.3369676379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226.336967637937" calcext:value-type="float">
            <text:p>-2.26E+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779.22843674267" calcext:value-type="float">
            <text:p>3779.2284367427</text:p>
          </table:table-cell>
          <table:table-cell/>
          <table:table-cell table:style-name="ce4" table:formula="of:=['End tol. 1e-12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779.22843674267" calcext:value-type="float">
            <text:p>3779.228436742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779.22843675072" calcext:value-type="float">
            <text:p>3779.2284367507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779.22843675072" calcext:value-type="float">
            <text:p>-3.78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-0.000000000038681242702604" calcext:value-type="float">
            <text:p>-3.8681242702604E-011</text:p>
          </table:table-cell>
          <table:table-cell/>
          <table:table-cell table:style-name="ce4" table:formula="of:=['End tol. 1e-12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-0.000000000038681242702604" calcext:value-type="float">
            <text:p>-3.8681242702604E-01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0.000000000041112601286381" calcext:value-type="float">
            <text:p>-4.1112601286381E-011</text:p>
          </table:table-cell>
          <table:table-cell/>
          <table:table-cell table:formula="of:=[.M11]/[.O11]" office:value-type="float" office:value="-0" calcext:value-type="float">
            <text:p>0</text:p>
          </table:table-cell>
          <table:table-cell table:formula="of:=[.M11]-[.O11]" office:value-type="float" office:value="0.000000000041112601286381" calcext:value-type="float">
            <text:p>4.11E-01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2.71158058272024" calcext:value-type="float">
            <text:p>-2.7115805827</text:p>
          </table:table-cell>
          <table:table-cell/>
          <table:table-cell table:style-name="ce4" table:formula="of:=['End tol. 1e-12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2.71158058272024" calcext:value-type="float">
            <text:p>-2.7115805827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2.71158058268638" calcext:value-type="float">
            <text:p>-2.7115805827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2.71158058268638" calcext:value-type="float">
            <text:p>2.71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1.58521367165978" calcext:value-type="float">
            <text:p>1.5852136717</text:p>
          </table:table-cell>
          <table:table-cell/>
          <table:table-cell table:style-name="ce4" table:formula="of:=['End tol. 1e-12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1.58521367165978" calcext:value-type="float">
            <text:p>1.585213671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58521367169439" calcext:value-type="float">
            <text:p>1.5852136717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1.58521367169439" calcext:value-type="float">
            <text:p>-1.59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-0.000000000000152719664407215" calcext:value-type="float">
            <text:p>-1.52719664407215E-013</text:p>
          </table:table-cell>
          <table:table-cell/>
          <table:table-cell table:style-name="ce4" table:formula="of:=['End tol. 1e-12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-0.000000000000152719664407215" calcext:value-type="float">
            <text:p>-1.52719664407215E-013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000000000000162408436155538" calcext:value-type="float">
            <text:p>-1.62408436155538E-013</text:p>
          </table:table-cell>
          <table:table-cell/>
          <table:table-cell table:formula="of:=[.M14]/[.O14]" office:value-type="float" office:value="-0" calcext:value-type="float">
            <text:p>0</text:p>
          </table:table-cell>
          <table:table-cell table:formula="of:=[.M14]-[.O14]" office:value-type="float" office:value="0.000000000000162408436155538" calcext:value-type="float">
            <text:p>1.62E-01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65.3288926391781" calcext:value-type="float">
            <text:p>65.3288926392</text:p>
          </table:table-cell>
          <table:table-cell/>
          <table:table-cell table:style-name="ce4" table:formula="of:=['End tol. 1e-12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65.3288926391781" calcext:value-type="float">
            <text:p>65.328892639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782" calcext:value-type="float">
            <text:p>65.3288926392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65.3288926391782" calcext:value-type="float">
            <text:p>-6.53E+001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End tol. 1e-12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42" calcext:value-type="float">
            <text:p>42</text:p>
          </table:table-cell>
          <table:table-cell/>
          <table:table-cell table:style-name="ce1" table:formula="of:=#REF!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 office:value-type="float" office:value="0.03" calcext:value-type="float">
            <text:p>0.03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26.336967629162" calcext:value-type="float">
            <text:p>226.3369676292</text:p>
          </table:table-cell>
          <table:table-cell/>
          <table:table-cell table:style-name="ce3" office:value-type="float" office:value="226.336967637937" calcext:value-type="float">
            <text:p>226.3369676379</text:p>
          </table:table-cell>
          <table:table-cell/>
          <table:table-cell table:style-name="ce3" office:value-type="float" office:value="0.99999999996123" calcext:value-type="float">
            <text:p>1</text:p>
          </table:table-cell>
          <table:table-cell table:style-name="ce3" office:value-type="float" office:value="-0.00000000877503225638065" calcext:value-type="float">
            <text:p>-8.77503225638065E-00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779.22843674267" calcext:value-type="float">
            <text:p>3779.2284367427</text:p>
          </table:table-cell>
          <table:table-cell/>
          <table:table-cell table:style-name="ce3" office:value-type="float" office:value="3779.22843675072" calcext:value-type="float">
            <text:p>3779.2284367507</text:p>
          </table:table-cell>
          <table:table-cell/>
          <table:table-cell table:style-name="ce3" office:value-type="float" office:value="0.99999999999787" calcext:value-type="float">
            <text:p>1</text:p>
          </table:table-cell>
          <table:table-cell table:style-name="ce3" office:value-type="float" office:value="-0.00000000804902811069041" calcext:value-type="float">
            <text:p>-0.00000000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-0.000000000038681242702604" calcext:value-type="float">
            <text:p>-3.8681242702604E-011</text:p>
          </table:table-cell>
          <table:table-cell/>
          <table:table-cell table:style-name="ce3" office:value-type="float" office:value="-0.000000000041112601286381" calcext:value-type="float">
            <text:p>-4.1112601286381E-011</text:p>
          </table:table-cell>
          <table:table-cell/>
          <table:table-cell table:style-name="ce3" office:value-type="float" office:value="0.940860988901171" calcext:value-type="float">
            <text:p>0.9408609889</text:p>
          </table:table-cell>
          <table:table-cell table:style-name="ce3" office:value-type="float" office:value="0.000000000002431358583777" calcext:value-type="float">
            <text:p>2.431358583777E-01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2.71158058272024" calcext:value-type="float">
            <text:p>-2.7115805827</text:p>
          </table:table-cell>
          <table:table-cell/>
          <table:table-cell table:style-name="ce3" office:value-type="float" office:value="-2.71158058268638" calcext:value-type="float">
            <text:p>-2.7115805827</text:p>
          </table:table-cell>
          <table:table-cell/>
          <table:table-cell table:style-name="ce3" office:value-type="float" office:value="1.00000000001249" calcext:value-type="float">
            <text:p>1</text:p>
          </table:table-cell>
          <table:table-cell table:style-name="ce3" office:value-type="float" office:value="-0.0000000000338618022510673" calcext:value-type="float">
            <text:p>-3.38618022510673E-01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58521367165978" calcext:value-type="float">
            <text:p>1.5852136717</text:p>
          </table:table-cell>
          <table:table-cell/>
          <table:table-cell table:style-name="ce3" office:value-type="float" office:value="1.58521367169439" calcext:value-type="float">
            <text:p>1.5852136717</text:p>
          </table:table-cell>
          <table:table-cell/>
          <table:table-cell table:style-name="ce3" office:value-type="float" office:value="0.99999999997817" calcext:value-type="float">
            <text:p>1</text:p>
          </table:table-cell>
          <table:table-cell table:style-name="ce3" office:value-type="float" office:value="-0.0000000000346056516775661" calcext:value-type="float">
            <text:p>-3.46056516775661E-01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000000000000152719664407215" calcext:value-type="float">
            <text:p>-1.52719664407215E-013</text:p>
          </table:table-cell>
          <table:table-cell/>
          <table:table-cell table:style-name="ce3" office:value-type="float" office:value="-0.000000000000162408436155538" calcext:value-type="float">
            <text:p>-1.62408436155538E-013</text:p>
          </table:table-cell>
          <table:table-cell/>
          <table:table-cell table:style-name="ce3" office:value-type="float" office:value="0.940343174420791" calcext:value-type="float">
            <text:p>0.9403431744</text:p>
          </table:table-cell>
          <table:table-cell table:style-name="ce3" office:value-type="float" office:value="9.68877174832313E-015" calcext:value-type="float">
            <text:p>9.68877174832313E-0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81" calcext:value-type="float">
            <text:p>65.3288926392</text:p>
          </table:table-cell>
          <table:table-cell/>
          <table:table-cell table:style-name="ce3" office:value-type="float" office:value="65.3288926391782" calcext:value-type="float">
            <text:p>65.3288926392</text:p>
          </table:table-cell>
          <table:table-cell/>
          <table:table-cell table:style-name="ce3" office:value-type="float" office:value="0.999999999999997" calcext:value-type="float">
            <text:p>1</text:p>
          </table:table-cell>
          <table:table-cell table:style-name="ce3" office:value-type="float" office:value="-0.000000000000170530256582424" calcext:value-type="float">
            <text:p>-1.70530256582424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End tol. 1e-12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46" calcext:value-type="float">
            <text:p>46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float" office:value="0.01" calcext:value-type="float">
            <text:p>0.01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26.336967629162" calcext:value-type="float">
            <text:p>226.336967629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26.336967637937" calcext:value-type="float">
            <text:p>226.3369676379</text:p>
          </table:table-cell>
          <table:table-cell/>
          <table:table-cell table:formula="of:=[.M33]/[.O33]" office:value-type="float" office:value="0" calcext:value-type="float">
            <text:p>0</text:p>
          </table:table-cell>
          <table:table-cell table:formula="of:=[.M33]-[.O33]" office:value-type="float" office:value="-226.336967637937" calcext:value-type="float">
            <text:p>-2.26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779.22843674267" calcext:value-type="float">
            <text:p>3779.22843674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779.22843675072" calcext:value-type="float">
            <text:p>3779.2284367507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3779.22843675072" calcext:value-type="float">
            <text:p>-3.7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-0.000000000038681242702604" calcext:value-type="float">
            <text:p>-3.8681242702604E-01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0.000000000041112601286381" calcext:value-type="float">
            <text:p>-4.1112601286381E-011</text:p>
          </table:table-cell>
          <table:table-cell/>
          <table:table-cell table:formula="of:=[.M35]/[.O35]" office:value-type="float" office:value="-0" calcext:value-type="float">
            <text:p>0</text:p>
          </table:table-cell>
          <table:table-cell table:formula="of:=[.M35]-[.O35]" office:value-type="float" office:value="0.000000000041112601286381" calcext:value-type="float">
            <text:p>4.11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2.71158058272024" calcext:value-type="float">
            <text:p>-2.71158058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2.71158058268638" calcext:value-type="float">
            <text:p>-2.7115805827</text:p>
          </table:table-cell>
          <table:table-cell/>
          <table:table-cell table:formula="of:=[.M36]/[.O36]" office:value-type="float" office:value="-0" calcext:value-type="float">
            <text:p>0</text:p>
          </table:table-cell>
          <table:table-cell table:formula="of:=[.M36]-[.O36]" office:value-type="float" office:value="2.71158058268638" calcext:value-type="float">
            <text:p>2.7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58521367165978" calcext:value-type="float">
            <text:p>1.585213671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58521367169439" calcext:value-type="float">
            <text:p>1.5852136717</text:p>
          </table:table-cell>
          <table:table-cell/>
          <table:table-cell table:formula="of:=[.M37]/[.O37]" office:value-type="float" office:value="0" calcext:value-type="float">
            <text:p>0</text:p>
          </table:table-cell>
          <table:table-cell table:formula="of:=[.M37]-[.O37]" office:value-type="float" office:value="-1.58521367169439" calcext:value-type="float">
            <text:p>-1.59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000000000000152719664407215" calcext:value-type="float">
            <text:p>-1.52719664407215E-01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000000000000162408436155538" calcext:value-type="float">
            <text:p>-1.62408436155538E-013</text:p>
          </table:table-cell>
          <table:table-cell/>
          <table:table-cell table:formula="of:=[.M38]/[.O38]" office:value-type="float" office:value="-0" calcext:value-type="float">
            <text:p>0</text:p>
          </table:table-cell>
          <table:table-cell table:formula="of:=[.M38]-[.O38]" office:value-type="float" office:value="0.000000000000162408436155538" calcext:value-type="float">
            <text:p>1.62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81" calcext:value-type="float">
            <text:p>65.328892639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782" calcext:value-type="float">
            <text:p>65.3288926392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65.3288926391782" calcext:value-type="float">
            <text:p>-6.53E+001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End tol. 1e-12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26.336967629162" calcext:value-type="float">
            <text:p>226.336967629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779.22843674267" calcext:value-type="float">
            <text:p>3779.22843674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-0.000000000038681242702604" calcext:value-type="float">
            <text:p>-3.8681242702604E-01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2.71158058272024" calcext:value-type="float">
            <text:p>-2.71158058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58521367165978" calcext:value-type="float">
            <text:p>1.585213671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000000000000152719664407215" calcext:value-type="float">
            <text:p>-1.52719664407215E-01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81" calcext:value-type="float">
            <text:p>65.328892639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End tol. 1e-12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26.336967637937" calcext:value-type="float">
            <text:p>226.3369676379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226.336967637937" calcext:value-type="float">
            <text:p>-2.26E+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779.22843675072" calcext:value-type="float">
            <text:p>3779.2284367507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3779.22843675072" calcext:value-type="float">
            <text:p>-3.78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0.000000000041112601286381" calcext:value-type="float">
            <text:p>-4.1112601286381E-011</text:p>
          </table:table-cell>
          <table:table-cell/>
          <table:table-cell table:formula="of:=[.M71]/[.O71]" office:value-type="float" office:value="-0" calcext:value-type="float">
            <text:p>0</text:p>
          </table:table-cell>
          <table:table-cell table:formula="of:=[.M71]-[.O71]" office:value-type="float" office:value="0.000000000041112601286381" calcext:value-type="float">
            <text:p>4.11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2.71158058268638" calcext:value-type="float">
            <text:p>-2.7115805827</text:p>
          </table:table-cell>
          <table:table-cell/>
          <table:table-cell table:formula="of:=[.M72]/[.O72]" office:value-type="float" office:value="-0" calcext:value-type="float">
            <text:p>0</text:p>
          </table:table-cell>
          <table:table-cell table:formula="of:=[.M72]-[.O72]" office:value-type="float" office:value="2.71158058268638" calcext:value-type="float">
            <text:p>2.71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58521367169439" calcext:value-type="float">
            <text:p>1.5852136717</text:p>
          </table:table-cell>
          <table:table-cell/>
          <table:table-cell table:formula="of:=[.M73]/[.O73]" office:value-type="float" office:value="0" calcext:value-type="float">
            <text:p>0</text:p>
          </table:table-cell>
          <table:table-cell table:formula="of:=[.M73]-[.O73]" office:value-type="float" office:value="-1.58521367169439" calcext:value-type="float">
            <text:p>-1.59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000000000000162408436155538" calcext:value-type="float">
            <text:p>-1.62408436155538E-013</text:p>
          </table:table-cell>
          <table:table-cell/>
          <table:table-cell table:formula="of:=[.M74]/[.O74]" office:value-type="float" office:value="-0" calcext:value-type="float">
            <text:p>0</text:p>
          </table:table-cell>
          <table:table-cell table:formula="of:=[.M74]-[.O74]" office:value-type="float" office:value="0.000000000000162408436155538" calcext:value-type="float">
            <text:p>1.62E-01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782" calcext:value-type="float">
            <text:p>65.3288926392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65.3288926391782" calcext:value-type="float">
            <text:p>-6.53E+001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End tol. 1e-14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0000001" calcext:value-type="float">
            <text:p>1.00E-014</text:p>
          </table:table-cell>
          <table:table-cell table:number-columns-repeated="2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5"/>
        </table:table-row>
        <table:table-row table:style-name="ro1">
          <table:table-cell table:style-name="ce1" table:formula="of:=['End tol. 1e-13'.A4]" office:value-type="string" office:string-value="Thrust" calcext:value-type="string">
            <text:p>Thrust</text:p>
          </table:table-cell>
          <table:table-cell table:style-name="ce1"/>
          <table:table-cell table:style-name="ce1" table:formula="of:=['End tol. 1e-13'.C4]" office:value-type="string" office:string-value="Altitude = " calcext:value-type="string">
            <text:p>Altitude = </text:p>
          </table:table-cell>
          <table:table-cell table:style-name="ce1" table:formula="of:=['End tol. 1e-13'.D4]" office:value-type="string" office:string-value="-0.6 km MOLA" calcext:value-type="string">
            <text:p>-0.6 km MOLA</text:p>
          </table:table-cell>
          <table:table-cell table:style-name="ce1" table:formula="of:=['End tol. 1e-13'.E4]" office:value-type="string" office:string-value="TSI Order = " calcext:value-type="string">
            <text:p>TSI Order = </text:p>
          </table:table-cell>
          <table:table-cell table:style-name="ce1" table:formula="of:=['End tol. 1e-13'.F4]" office:value-type="float" office:value="20" calcext:value-type="float">
            <text:p>20</text:p>
          </table:table-cell>
          <table:table-cell table:style-name="ce1" table:number-columns-repeated="8"/>
          <table:table-cell table:style-name="ce1" table:formula="of:=['End tol. 1e-13'.O4]" office:value-type="string" office:string-value="Thrust azimuth angle is constant = " calcext:value-type="string">
            <text:p>Thrust azimuth angle is constant = </text:p>
          </table:table-cell>
          <table:table-cell table:style-name="ce1" table:number-columns-repeated="2"/>
          <table:table-cell table:style-name="ce6" table:formula="of:=['End tol. 1e-13'.R4]" office:value-type="float" office:value="0" calcext:value-type="float">
            <text:p>0.0000</text:p>
          </table:table-cell>
          <table:table-cell table:number-columns-repeated="7"/>
        </table:table-row>
        <table:table-row table:style-name="ro1">
          <table:table-cell table:style-name="ce1" table:formula="of:=['End tol. 1e-13'.A5]" office:value-type="string" office:string-value="Gravity" calcext:value-type="string">
            <text:p>Gravity</text:p>
          </table:table-cell>
          <table:table-cell table:style-name="ce1"/>
          <table:table-cell table:style-name="ce1" table:formula="of:=['End tol. 1e-13'.C5]" office:value-type="string" office:string-value="Latitude = " calcext:value-type="string">
            <text:p>Latitude = </text:p>
          </table:table-cell>
          <table:table-cell table:style-name="ce1" table:formula="of:=['End tol. 1e-13'.D5]" office:value-type="float" office:value="0" calcext:value-type="float">
            <text:p>0</text:p>
          </table:table-cell>
          <table:table-cell table:style-name="ce1" table:formula="of:=['End tol. 1e-13'.E5]" office:value-type="string" office:string-value="Longitude = " calcext:value-type="string">
            <text:p>Longitude = </text:p>
          </table:table-cell>
          <table:table-cell table:style-name="ce1" table:formula="of:=['End tol. 1e-13'.F5]" office:value-type="float" office:value="74.5" calcext:value-type="float">
            <text:p>74.5</text:p>
          </table:table-cell>
          <table:table-cell table:style-name="ce1" table:formula="of:=['End tol. 1e-13'.G5]" office:value-type="string" office:string-value="FPA = " calcext:value-type="string">
            <text:p>FPA = </text:p>
          </table:table-cell>
          <table:table-cell table:style-name="ce1" table:formula="of:=['End tol. 1e-13'.H5]" office:value-type="float" office:value="89" calcext:value-type="float">
            <text:p>89</text:p>
          </table:table-cell>
          <table:table-cell table:style-name="ce1" table:formula="of:=['End tol. 1e-13'.I5]" office:value-type="string" office:string-value="Azimuth = " calcext:value-type="string">
            <text:p>Azimuth = </text:p>
          </table:table-cell>
          <table:table-cell table:style-name="ce1" table:formula="of:=['End tol. 1e-13'.J5]" office:value-type="float" office:value="90" calcext:value-type="float">
            <text:p>90</text:p>
          </table:table-cell>
          <table:table-cell table:style-name="ce1" table:formula="of:=['End tol. 1e-13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End tol. 1e-13'.M5]" office:value-type="float" office:value="0.00001" calcext:value-type="float">
            <text:p>0.00001</text:p>
          </table:table-cell>
          <table:table-cell table:style-name="ce1"/>
          <table:table-cell table:style-name="ce1" table:formula="of:=['End tol. 1e-13'.O5]" office:value-type="string" office:string-value="Thrust elevation angle is constant = " calcext:value-type="string">
            <text:p>Thrust elevation angle is constant = </text:p>
          </table:table-cell>
          <table:table-cell table:style-name="ce1" table:number-columns-repeated="2"/>
          <table:table-cell table:style-name="ce6" table:formula="of:=['End tol. 1e-13'.R5]" office:value-type="float" office:value="0" calcext:value-type="float">
            <text:p>0.0000</text:p>
          </table:table-cell>
          <table:table-cell table:number-columns-repeated="7"/>
        </table:table-row>
        <table:table-row table:style-name="ro1">
          <table:table-cell table:style-name="ce1" table:formula="of:=['End tol. 1e-13'.A6]" office:value-type="string" office:string-value="Drag" calcext:value-type="string">
            <text:p>Drag</text:p>
          </table:table-cell>
          <table:table-cell table:style-name="ce1"/>
          <table:table-cell table:style-name="ce1" table:formula="of:=['End tol. 1e-13'.C6]" office:value-type="float" office:value="0" calcext:value-type="float">
            <text:p>0</text:p>
          </table:table-cell>
          <table:table-cell table:style-name="ce1" table:formula="of:=['End tol. 1e-13'.D6]" office:value-type="float" office:value="0" calcext:value-type="float">
            <text:p>0</text:p>
          </table:table-cell>
          <table:table-cell table:style-name="ce1" table:formula="of:=['End tol. 1e-13'.E6]" office:value-type="float" office:value="0" calcext:value-type="float">
            <text:p>0</text:p>
          </table:table-cell>
          <table:table-cell table:style-name="ce1"/>
          <table:table-cell table:style-name="ce1" table:formula="of:=['End tol. 1e-13'.G6]" office:value-type="string" office:string-value="Ascent" calcext:value-type="string">
            <text:p>Ascent</text:p>
          </table:table-cell>
          <table:table-cell table:style-name="ce1" table:number-columns-repeated="6"/>
          <table:table-cell table:number-columns-repeated="12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226.296322274746" calcext:value-type="float">
            <text:p>226.2963222747</text:p>
          </table:table-cell>
          <table:table-cell/>
          <table:table-cell table:style-name="ce4" table:formula="of:=['End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226.296322274746" calcext:value-type="float">
            <text:p>226.296322274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26.296322276104" calcext:value-type="float">
            <text:p>226.2963222761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226.296322276104" calcext:value-type="float">
            <text:p>-2.26E+002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779.23087076259" calcext:value-type="float">
            <text:p>3779.2308707626</text:p>
          </table:table-cell>
          <table:table-cell/>
          <table:table-cell table:style-name="ce4" table:formula="of:=['End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779.23087076259" calcext:value-type="float">
            <text:p>3779.230870762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779.23087076388" calcext:value-type="float">
            <text:p>3779.2308707639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779.23087076388" calcext:value-type="float">
            <text:p>-3.78E+003</text:p>
          </table:table-cell>
          <table:table-cell/>
          <table:table-cell table:style-name="ce3" table:formula="of:=SQRT([.D9]*[.D9]+[.D10]*[.D10]+[.D11]*[.D11])" office:value-type="float" office:value="3786" calcext:value-type="float">
            <text:p>3786</text:p>
          </table:table-cell>
          <table:table-cell/>
          <table:table-cell table:style-name="ce3" table:formula="of:=SQRT([.F9]*[.F9]+[.F10]*[.F10]+[.F11]*[.F11])" office:value-type="float" office:value="0" calcext:value-type="float">
            <text:p>0</text:p>
          </table:table-cell>
          <table:table-cell/>
          <table:table-cell table:formula="of:=[.T10]/[.V10]" office:value-type="string" office:string-value="" calcext:value-type="error">
            <text:p>#DIV/0!</text:p>
          </table:table-cell>
          <table:table-cell table:formula="of:=[.T10]-[.V10]" office:value-type="float" office:value="3786" calcext:value-type="float">
            <text:p>3786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-0.0000000000347617720960023" calcext:value-type="float">
            <text:p>-3.47617720960023E-011</text:p>
          </table:table-cell>
          <table:table-cell/>
          <table:table-cell table:style-name="ce4" table:formula="of:=['End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-0.0000000000347617720960023" calcext:value-type="float">
            <text:p>-3.47617720960023E-01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0.0000000000371752772363001" calcext:value-type="float">
            <text:p>-3.71752772363001E-011</text:p>
          </table:table-cell>
          <table:table-cell/>
          <table:table-cell table:formula="of:=[.M11]/[.O11]" office:value-type="float" office:value="-0" calcext:value-type="float">
            <text:p>0</text:p>
          </table:table-cell>
          <table:table-cell table:formula="of:=[.M11]-[.O11]" office:value-type="float" office:value="0.0000000000371752772363001" calcext:value-type="float">
            <text:p>3.72E-011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2.71163924863192" calcext:value-type="float">
            <text:p>-2.7116392486</text:p>
          </table:table-cell>
          <table:table-cell/>
          <table:table-cell table:style-name="ce4" table:formula="of:=['End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2.71163924863192" calcext:value-type="float">
            <text:p>-2.711639248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2.71163924862665" calcext:value-type="float">
            <text:p>-2.7116392486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2.71163924862665" calcext:value-type="float">
            <text:p>2.71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1.58513041512072" calcext:value-type="float">
            <text:p>1.5851304151</text:p>
          </table:table-cell>
          <table:table-cell/>
          <table:table-cell table:style-name="ce4" table:formula="of:=['End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1.58513041512072" calcext:value-type="float">
            <text:p>1.585130415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58513041512628" calcext:value-type="float">
            <text:p>1.5851304151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1.58513041512628" calcext:value-type="float">
            <text:p>-1.59E+000</text:p>
          </table:table-cell>
          <table:table-cell/>
          <table:table-cell table:style-name="ce3" table:formula="of:=SQRT([.D12]*[.D12]+[.D13]*[.D13]+[.D14]*[.D14])" office:value-type="float" office:value="3.14095938331935" calcext:value-type="float">
            <text:p>3.1409593833</text:p>
          </table:table-cell>
          <table:table-cell/>
          <table:table-cell table:style-name="ce3" table:formula="of:=SQRT([.F12]*[.F12]+[.F13]*[.F13]+[.F14]*[.F14])" office:value-type="float" office:value="0" calcext:value-type="float">
            <text:p>0</text:p>
          </table:table-cell>
          <table:table-cell/>
          <table:table-cell table:formula="of:=[.T13]/[.V13]" office:value-type="string" office:string-value="" calcext:value-type="error">
            <text:p>#DIV/0!</text:p>
          </table:table-cell>
          <table:table-cell table:formula="of:=[.T13]-[.V13]" office:value-type="float" office:value="3.14095938331935" calcext:value-type="float">
            <text:p>3.1409593833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-0.000000000000137223036052585" calcext:value-type="float">
            <text:p>-1.37223036052585E-013</text:p>
          </table:table-cell>
          <table:table-cell/>
          <table:table-cell table:style-name="ce4" table:formula="of:=['End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-0.000000000000137223036052585" calcext:value-type="float">
            <text:p>-1.37223036052585E-013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000000000000146832524136279" calcext:value-type="float">
            <text:p>-1.46832524136279E-013</text:p>
          </table:table-cell>
          <table:table-cell/>
          <table:table-cell table:formula="of:=[.M14]/[.O14]" office:value-type="float" office:value="-0" calcext:value-type="float">
            <text:p>0</text:p>
          </table:table-cell>
          <table:table-cell table:formula="of:=[.M14]-[.O14]" office:value-type="float" office:value="0.000000000000146832524136279" calcext:value-type="float">
            <text:p>1.47E-013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65.3288926391799" calcext:value-type="float">
            <text:p>65.3288926392</text:p>
          </table:table-cell>
          <table:table-cell/>
          <table:table-cell table:style-name="ce4" table:formula="of:=['End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65.3288926391799" calcext:value-type="float">
            <text:p>65.328892639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802" calcext:value-type="float">
            <text:p>65.3288926392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65.3288926391802" calcext:value-type="float">
            <text:p>-6.53E+001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'End tol. 1e-8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45" calcext:value-type="float">
            <text:p>45</text:p>
          </table:table-cell>
          <table:table-cell/>
          <table:table-cell table:style-name="ce1" table:formula="of:=['End tol. 1e-8'.F17]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 office:value-type="float" office:value="0.04" calcext:value-type="float">
            <text:p>0.04</text:p>
          </table:table-cell>
          <table:table-cell table:number-columns-repeated="21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26.296322274746" calcext:value-type="float">
            <text:p>226.2963222747</text:p>
          </table:table-cell>
          <table:table-cell/>
          <table:table-cell table:style-name="ce3" office:value-type="float" office:value="226.296322276104" calcext:value-type="float">
            <text:p>226.2963222761</text:p>
          </table:table-cell>
          <table:table-cell/>
          <table:table-cell table:style-name="ce3" office:value-type="float" office:value="0.999999999993995" calcext:value-type="float">
            <text:p>1</text:p>
          </table:table-cell>
          <table:table-cell table:style-name="ce3" office:value-type="float" office:value="-0.00000000135887034957705" calcext:value-type="float">
            <text:p>-1.35887034957705E-00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779.23087076259" calcext:value-type="float">
            <text:p>3779.2308707626</text:p>
          </table:table-cell>
          <table:table-cell/>
          <table:table-cell table:style-name="ce3" office:value-type="float" office:value="3779.23087076388" calcext:value-type="float">
            <text:p>3779.2308707639</text:p>
          </table:table-cell>
          <table:table-cell/>
          <table:table-cell table:style-name="ce3" office:value-type="float" office:value="0.999999999999657" calcext:value-type="float">
            <text:p>1</text:p>
          </table:table-cell>
          <table:table-cell table:style-name="ce3" office:value-type="float" office:value="-0.00000000129557520267554" calcext:value-type="float">
            <text:p>-1.29557520267554E-00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/>
          <table:table-cell table:style-name="ce3" table:formula="of:=SQRT([.D21]*[.D21]+[.D22]*[.D22]+[.D23]*[.D23])" office:value-type="float" office:value="3786" calcext:value-type="float">
            <text:p>3786</text:p>
          </table:table-cell>
          <table:table-cell/>
          <table:table-cell table:style-name="ce3" table:formula="of:=SQRT([.F21]*[.F21]+[.F22]*[.F22]+[.F23]*[.F23])" office:value-type="float" office:value="3786.00000000137" calcext:value-type="float">
            <text:p>3786.0000000014</text:p>
          </table:table-cell>
          <table:table-cell/>
          <table:table-cell table:formula="of:=[.T22]/[.V22]" office:value-type="float" office:value="0.999999999999638" calcext:value-type="float">
            <text:p>1</text:p>
          </table:table-cell>
          <table:table-cell table:formula="of:=[.T22]-[.V22]" office:value-type="float" office:value="-0.00000000136924427351914" calcext:value-type="float">
            <text:p>-1.36924427351914E-009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-0.0000000000347617720960023" calcext:value-type="float">
            <text:p>-3.47617720960023E-011</text:p>
          </table:table-cell>
          <table:table-cell/>
          <table:table-cell table:style-name="ce3" office:value-type="float" office:value="-0.0000000000371752772363001" calcext:value-type="float">
            <text:p>-3.71752772363001E-011</text:p>
          </table:table-cell>
          <table:table-cell/>
          <table:table-cell table:style-name="ce3" office:value-type="float" office:value="0.935077682811705" calcext:value-type="float">
            <text:p>0.9350776828</text:p>
          </table:table-cell>
          <table:table-cell table:style-name="ce3" office:value-type="float" office:value="0.00000000000241350514029787" calcext:value-type="float">
            <text:p>2.41350514029787E-01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2.71163924863192" calcext:value-type="float">
            <text:p>-2.7116392486</text:p>
          </table:table-cell>
          <table:table-cell/>
          <table:table-cell table:style-name="ce3" office:value-type="float" office:value="-2.71163924862665" calcext:value-type="float">
            <text:p>-2.7116392486</text:p>
          </table:table-cell>
          <table:table-cell/>
          <table:table-cell table:style-name="ce3" office:value-type="float" office:value="1.00000000000194" calcext:value-type="float">
            <text:p>1</text:p>
          </table:table-cell>
          <table:table-cell table:style-name="ce3" office:value-type="float" office:value="-0.00000000000527089483171039" calcext:value-type="float">
            <text:p>-5.27089483171039E-012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58513041512072" calcext:value-type="float">
            <text:p>1.5851304151</text:p>
          </table:table-cell>
          <table:table-cell/>
          <table:table-cell table:style-name="ce3" office:value-type="float" office:value="1.58513041512628" calcext:value-type="float">
            <text:p>1.5851304151</text:p>
          </table:table-cell>
          <table:table-cell/>
          <table:table-cell table:style-name="ce3" office:value-type="float" office:value="0.999999999996498" calcext:value-type="float">
            <text:p>1</text:p>
          </table:table-cell>
          <table:table-cell table:style-name="ce3" office:value-type="float" office:value="-0.00000000000555155921233563" calcext:value-type="float">
            <text:p>-5.55155921233563E-01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/>
          <table:table-cell table:style-name="ce3" table:formula="of:=SQRT([.D24]*[.D24]+[.D25]*[.D25]+[.D26]*[.D26])" office:value-type="float" office:value="3.14095938331935" calcext:value-type="float">
            <text:p>3.1409593833</text:p>
          </table:table-cell>
          <table:table-cell/>
          <table:table-cell table:style-name="ce3" table:formula="of:=SQRT([.F24]*[.F24]+[.F25]*[.F25]+[.F26]*[.F26])" office:value-type="float" office:value="3.14095938331761" calcext:value-type="float">
            <text:p>3.1409593833</text:p>
          </table:table-cell>
          <table:table-cell/>
          <table:table-cell table:formula="of:=[.T25]/[.V25]" office:value-type="float" office:value="1.00000000000056" calcext:value-type="float">
            <text:p>1</text:p>
          </table:table-cell>
          <table:table-cell table:formula="of:=[.T25]-[.V25]" office:value-type="float" office:value="0.0000000000017439383270812" calcext:value-type="float">
            <text:p>1.7439383270812E-012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000000000000137223036052585" calcext:value-type="float">
            <text:p>-1.37223036052585E-013</text:p>
          </table:table-cell>
          <table:table-cell/>
          <table:table-cell table:style-name="ce3" office:value-type="float" office:value="-0.000000000000146832524136279" calcext:value-type="float">
            <text:p>-1.46832524136279E-013</text:p>
          </table:table-cell>
          <table:table-cell/>
          <table:table-cell table:style-name="ce3" office:value-type="float" office:value="0.934554771565627" calcext:value-type="float">
            <text:p>0.9345547716</text:p>
          </table:table-cell>
          <table:table-cell table:style-name="ce3" office:value-type="float" office:value="9.60948808369429E-015" calcext:value-type="float">
            <text:p>9.60948808369429E-0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99" calcext:value-type="float">
            <text:p>65.3288926392</text:p>
          </table:table-cell>
          <table:table-cell/>
          <table:table-cell table:style-name="ce3" office:value-type="float" office:value="65.3288926391802" calcext:value-type="float">
            <text:p>65.3288926392</text:p>
          </table:table-cell>
          <table:table-cell/>
          <table:table-cell table:style-name="ce3" office:value-type="float" office:value="0.999999999999997" calcext:value-type="float">
            <text:p>1</text:p>
          </table:table-cell>
          <table:table-cell table:style-name="ce3" office:value-type="float" office:value="-0.00000000000021316282072803" calcext:value-type="float">
            <text:p>-2.1316282072803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office:value-type="float" office:value="59" calcext:value-type="float">
            <text:p>59</text:p>
          </table:table-cell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float" office:value="0.01" calcext:value-type="float">
            <text:p>0.01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26.296322274746" calcext:value-type="float">
            <text:p>226.296322274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26.296322276104" calcext:value-type="float">
            <text:p>226.2963222761</text:p>
          </table:table-cell>
          <table:table-cell/>
          <table:table-cell table:formula="of:=[.M33]/[.O33]" office:value-type="float" office:value="0" calcext:value-type="float">
            <text:p>0</text:p>
          </table:table-cell>
          <table:table-cell table:formula="of:=[.M33]-[.O33]" office:value-type="float" office:value="-226.296322276104" calcext:value-type="float">
            <text:p>-2.26E+002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779.23087076259" calcext:value-type="float">
            <text:p>3779.230870762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779.23087076388" calcext:value-type="float">
            <text:p>3779.2308707639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3779.23087076388" calcext:value-type="float">
            <text:p>-3.78E+003</text:p>
          </table:table-cell>
          <table:table-cell/>
          <table:table-cell table:style-name="ce3" table:formula="of:=SQRT([.D33]*[.D33]+[.D34]*[.D34]+[.D35]*[.D35])" office:value-type="float" office:value="3786" calcext:value-type="float">
            <text:p>3786</text:p>
          </table:table-cell>
          <table:table-cell/>
          <table:table-cell table:style-name="ce3" table:formula="of:=SQRT([.F33]*[.F33]+[.F34]*[.F34]+[.F35]*[.F35])" office:value-type="float" office:value="0" calcext:value-type="float">
            <text:p>0</text:p>
          </table:table-cell>
          <table:table-cell/>
          <table:table-cell table:formula="of:=[.T34]/[.V34]" office:value-type="string" office:string-value="" calcext:value-type="error">
            <text:p>#DIV/0!</text:p>
          </table:table-cell>
          <table:table-cell table:formula="of:=[.T34]-[.V34]" office:value-type="float" office:value="3786" calcext:value-type="float">
            <text:p>3786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-0.0000000000347617720960023" calcext:value-type="float">
            <text:p>-3.47617720960023E-01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0.0000000000371752772363001" calcext:value-type="float">
            <text:p>-3.71752772363001E-011</text:p>
          </table:table-cell>
          <table:table-cell/>
          <table:table-cell table:formula="of:=[.M35]/[.O35]" office:value-type="float" office:value="-0" calcext:value-type="float">
            <text:p>0</text:p>
          </table:table-cell>
          <table:table-cell table:formula="of:=[.M35]-[.O35]" office:value-type="float" office:value="0.0000000000371752772363001" calcext:value-type="float">
            <text:p>3.72E-011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2.71163924863192" calcext:value-type="float">
            <text:p>-2.711639248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2.71163924862665" calcext:value-type="float">
            <text:p>-2.7116392486</text:p>
          </table:table-cell>
          <table:table-cell/>
          <table:table-cell table:formula="of:=[.M36]/[.O36]" office:value-type="float" office:value="-0" calcext:value-type="float">
            <text:p>0</text:p>
          </table:table-cell>
          <table:table-cell table:formula="of:=[.M36]-[.O36]" office:value-type="float" office:value="2.71163924862665" calcext:value-type="float">
            <text:p>2.71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58513041512072" calcext:value-type="float">
            <text:p>1.585130415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58513041512628" calcext:value-type="float">
            <text:p>1.5851304151</text:p>
          </table:table-cell>
          <table:table-cell/>
          <table:table-cell table:formula="of:=[.M37]/[.O37]" office:value-type="float" office:value="0" calcext:value-type="float">
            <text:p>0</text:p>
          </table:table-cell>
          <table:table-cell table:formula="of:=[.M37]-[.O37]" office:value-type="float" office:value="-1.58513041512628" calcext:value-type="float">
            <text:p>-1.59E+000</text:p>
          </table:table-cell>
          <table:table-cell/>
          <table:table-cell table:style-name="ce3" table:formula="of:=SQRT([.D36]*[.D36]+[.D37]*[.D37]+[.D38]*[.D38])" office:value-type="float" office:value="3.14095938331935" calcext:value-type="float">
            <text:p>3.1409593833</text:p>
          </table:table-cell>
          <table:table-cell/>
          <table:table-cell table:style-name="ce3" table:formula="of:=SQRT([.F36]*[.F36]+[.F37]*[.F37]+[.F38]*[.F38])" office:value-type="float" office:value="0" calcext:value-type="float">
            <text:p>0</text:p>
          </table:table-cell>
          <table:table-cell/>
          <table:table-cell table:formula="of:=[.T37]/[.V37]" office:value-type="string" office:string-value="" calcext:value-type="error">
            <text:p>#DIV/0!</text:p>
          </table:table-cell>
          <table:table-cell table:formula="of:=[.T37]-[.V37]" office:value-type="float" office:value="3.14095938331935" calcext:value-type="float">
            <text:p>3.1409593833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000000000000137223036052585" calcext:value-type="float">
            <text:p>-1.37223036052585E-01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000000000000146832524136279" calcext:value-type="float">
            <text:p>-1.46832524136279E-013</text:p>
          </table:table-cell>
          <table:table-cell/>
          <table:table-cell table:formula="of:=[.M38]/[.O38]" office:value-type="float" office:value="-0" calcext:value-type="float">
            <text:p>0</text:p>
          </table:table-cell>
          <table:table-cell table:formula="of:=[.M38]-[.O38]" office:value-type="float" office:value="0.000000000000146832524136279" calcext:value-type="float">
            <text:p>1.47E-01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99" calcext:value-type="float">
            <text:p>65.328892639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802" calcext:value-type="float">
            <text:p>65.3288926392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65.3288926391802" calcext:value-type="float">
            <text:p>-6.53E+001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26.296322274746" calcext:value-type="float">
            <text:p>226.296322274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779.23087076259" calcext:value-type="float">
            <text:p>3779.230870762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/>
          <table:table-cell table:style-name="ce3" table:formula="of:=SQRT([.D45]*[.D45]+[.D46]*[.D46]+[.D47]*[.D47])" office:value-type="float" office:value="3786" calcext:value-type="float">
            <text:p>3786</text:p>
          </table:table-cell>
          <table:table-cell/>
          <table:table-cell table:style-name="ce3" table:formula="of:=SQRT([.F45]*[.F45]+[.F46]*[.F46]+[.F47]*[.F47])" office:value-type="float" office:value="0" calcext:value-type="float">
            <text:p>0</text:p>
          </table:table-cell>
          <table:table-cell/>
          <table:table-cell table:formula="of:=[.T46]/[.V46]" office:value-type="string" office:string-value="" calcext:value-type="error">
            <text:p>#DIV/0!</text:p>
          </table:table-cell>
          <table:table-cell table:formula="of:=[.T46]-[.V46]" office:value-type="float" office:value="3786" calcext:value-type="float">
            <text:p>3786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-0.0000000000347617720960023" calcext:value-type="float">
            <text:p>-3.47617720960023E-01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2.71163924863192" calcext:value-type="float">
            <text:p>-2.711639248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58513041512072" calcext:value-type="float">
            <text:p>1.585130415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/>
          <table:table-cell table:style-name="ce3" table:formula="of:=SQRT([.D48]*[.D48]+[.D49]*[.D49]+[.D50]*[.D50])" office:value-type="float" office:value="3.14095938331935" calcext:value-type="float">
            <text:p>3.1409593833</text:p>
          </table:table-cell>
          <table:table-cell/>
          <table:table-cell table:style-name="ce3" table:formula="of:=SQRT([.F48]*[.F48]+[.F49]*[.F49]+[.F50]*[.F50])" office:value-type="float" office:value="0" calcext:value-type="float">
            <text:p>0</text:p>
          </table:table-cell>
          <table:table-cell/>
          <table:table-cell table:formula="of:=[.T49]/[.V49]" office:value-type="string" office:string-value="" calcext:value-type="error">
            <text:p>#DIV/0!</text:p>
          </table:table-cell>
          <table:table-cell table:formula="of:=[.T49]-[.V49]" office:value-type="float" office:value="3.14095938331935" calcext:value-type="float">
            <text:p>3.1409593833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000000000000137223036052585" calcext:value-type="float">
            <text:p>-1.37223036052585E-01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99" calcext:value-type="float">
            <text:p>65.328892639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26.296322276104" calcext:value-type="float">
            <text:p>226.2963222761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226.296322276104" calcext:value-type="float">
            <text:p>-2.26E+002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779.23087076388" calcext:value-type="float">
            <text:p>3779.2308707639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3779.23087076388" calcext:value-type="float">
            <text:p>-3.78E+00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0.0000000000371752772363001" calcext:value-type="float">
            <text:p>-3.71752772363001E-011</text:p>
          </table:table-cell>
          <table:table-cell/>
          <table:table-cell table:formula="of:=[.M71]/[.O71]" office:value-type="float" office:value="-0" calcext:value-type="float">
            <text:p>0</text:p>
          </table:table-cell>
          <table:table-cell table:formula="of:=[.M71]-[.O71]" office:value-type="float" office:value="0.0000000000371752772363001" calcext:value-type="float">
            <text:p>3.72E-01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2.71163924862665" calcext:value-type="float">
            <text:p>-2.7116392486</text:p>
          </table:table-cell>
          <table:table-cell/>
          <table:table-cell table:formula="of:=[.M72]/[.O72]" office:value-type="float" office:value="-0" calcext:value-type="float">
            <text:p>0</text:p>
          </table:table-cell>
          <table:table-cell table:formula="of:=[.M72]-[.O72]" office:value-type="float" office:value="2.71163924862665" calcext:value-type="float">
            <text:p>2.71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58513041512628" calcext:value-type="float">
            <text:p>1.5851304151</text:p>
          </table:table-cell>
          <table:table-cell/>
          <table:table-cell table:formula="of:=[.M73]/[.O73]" office:value-type="float" office:value="0" calcext:value-type="float">
            <text:p>0</text:p>
          </table:table-cell>
          <table:table-cell table:formula="of:=[.M73]-[.O73]" office:value-type="float" office:value="-1.58513041512628" calcext:value-type="float">
            <text:p>-1.59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000000000000146832524136279" calcext:value-type="float">
            <text:p>-1.46832524136279E-013</text:p>
          </table:table-cell>
          <table:table-cell/>
          <table:table-cell table:formula="of:=[.M74]/[.O74]" office:value-type="float" office:value="-0" calcext:value-type="float">
            <text:p>0</text:p>
          </table:table-cell>
          <table:table-cell table:formula="of:=[.M74]-[.O74]" office:value-type="float" office:value="0.000000000000146832524136279" calcext:value-type="float">
            <text:p>1.47E-01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802" calcext:value-type="float">
            <text:p>65.3288926392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65.3288926391802" calcext:value-type="float">
            <text:p>-6.53E+001</text:p>
          </table:table-cell>
          <table:table-cell table:number-columns-repeated="7"/>
        </table:table-row>
        <table:table-row table:style-name="ro1" table:number-rows-repeated="1048500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End tol. 1e-15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1E-015" calcext:value-type="float">
            <text:p>1.00E-015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End tol. 1e-14'.A4]" office:value-type="string" office:string-value="Thrust" calcext:value-type="string">
            <text:p>Thrust</text:p>
          </table:table-cell>
          <table:table-cell table:style-name="ce1"/>
          <table:table-cell table:style-name="ce1" table:formula="of:=['End tol. 1e-14'.C4]" office:value-type="string" office:string-value="Altitude = " calcext:value-type="string">
            <text:p>Altitude = </text:p>
          </table:table-cell>
          <table:table-cell table:style-name="ce1" table:formula="of:=['End tol. 1e-14'.D4]" office:value-type="string" office:string-value="-0.6 km MOLA" calcext:value-type="string">
            <text:p>-0.6 km MOLA</text:p>
          </table:table-cell>
          <table:table-cell table:style-name="ce1" table:formula="of:=['End tol. 1e-14'.E4]" office:value-type="string" office:string-value="TSI Order = " calcext:value-type="string">
            <text:p>TSI Order = </text:p>
          </table:table-cell>
          <table:table-cell table:style-name="ce1" table:formula="of:=['End tol. 1e-14'.F4]" office:value-type="float" office:value="20" calcext:value-type="float">
            <text:p>20</text:p>
          </table:table-cell>
          <table:table-cell table:style-name="ce1" table:number-columns-repeated="8"/>
          <table:table-cell table:style-name="ce1" table:formula="of:=['End tol. 1e-14'.O4]" office:value-type="string" office:string-value="Thrust azimuth angle is constant = " calcext:value-type="string">
            <text:p>Thrust azimuth angle is constant = </text:p>
          </table:table-cell>
          <table:table-cell table:style-name="ce1" table:number-columns-repeated="2"/>
          <table:table-cell table:style-name="ce6" table:formula="of:=['End tol. 1e-14'.R4]" office:value-type="float" office:value="0" calcext:value-type="float">
            <text:p>0.0000</text:p>
          </table:table-cell>
          <table:table-cell table:number-columns-repeated="2"/>
        </table:table-row>
        <table:table-row table:style-name="ro1">
          <table:table-cell table:style-name="ce1" table:formula="of:=['End tol. 1e-14'.A5]" office:value-type="string" office:string-value="Gravity" calcext:value-type="string">
            <text:p>Gravity</text:p>
          </table:table-cell>
          <table:table-cell table:style-name="ce1"/>
          <table:table-cell table:style-name="ce1" table:formula="of:=['End tol. 1e-14'.C5]" office:value-type="string" office:string-value="Latitude = " calcext:value-type="string">
            <text:p>Latitude = </text:p>
          </table:table-cell>
          <table:table-cell table:style-name="ce1" table:formula="of:=['End tol. 1e-14'.D5]" office:value-type="float" office:value="0" calcext:value-type="float">
            <text:p>0</text:p>
          </table:table-cell>
          <table:table-cell table:style-name="ce1" table:formula="of:=['End tol. 1e-14'.E5]" office:value-type="string" office:string-value="Longitude = " calcext:value-type="string">
            <text:p>Longitude = </text:p>
          </table:table-cell>
          <table:table-cell table:style-name="ce1" table:formula="of:=['End tol. 1e-14'.F5]" office:value-type="float" office:value="74.5" calcext:value-type="float">
            <text:p>74.5</text:p>
          </table:table-cell>
          <table:table-cell table:style-name="ce1" table:formula="of:=['End tol. 1e-14'.G5]" office:value-type="string" office:string-value="FPA = " calcext:value-type="string">
            <text:p>FPA = </text:p>
          </table:table-cell>
          <table:table-cell table:style-name="ce1" table:formula="of:=['End tol. 1e-14'.H5]" office:value-type="float" office:value="89" calcext:value-type="float">
            <text:p>89</text:p>
          </table:table-cell>
          <table:table-cell table:style-name="ce1" table:formula="of:=['End tol. 1e-14'.I5]" office:value-type="string" office:string-value="Azimuth = " calcext:value-type="string">
            <text:p>Azimuth = </text:p>
          </table:table-cell>
          <table:table-cell table:style-name="ce1" table:formula="of:=['End tol. 1e-14'.J5]" office:value-type="float" office:value="90" calcext:value-type="float">
            <text:p>90</text:p>
          </table:table-cell>
          <table:table-cell table:style-name="ce1" table:formula="of:=['End tol. 1e-14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End tol. 1e-14'.M5]" office:value-type="float" office:value="0.00001" calcext:value-type="float">
            <text:p>0.00001</text:p>
          </table:table-cell>
          <table:table-cell table:style-name="ce1"/>
          <table:table-cell table:style-name="ce1" table:formula="of:=['End tol. 1e-14'.O5]" office:value-type="string" office:string-value="Thrust elevation angle is constant = " calcext:value-type="string">
            <text:p>Thrust elevation angle is constant = </text:p>
          </table:table-cell>
          <table:table-cell table:style-name="ce1" table:number-columns-repeated="2"/>
          <table:table-cell table:style-name="ce6" table:formula="of:=['End tol. 1e-14'.R5]" office:value-type="float" office:value="0" calcext:value-type="float">
            <text:p>0.0000</text:p>
          </table:table-cell>
          <table:table-cell table:number-columns-repeated="2"/>
        </table:table-row>
        <table:table-row table:style-name="ro1">
          <table:table-cell table:style-name="ce1" table:formula="of:=['End tol. 1e-14'.A6]" office:value-type="string" office:string-value="Drag" calcext:value-type="string">
            <text:p>Drag</text:p>
          </table:table-cell>
          <table:table-cell table:style-name="ce1"/>
          <table:table-cell table:style-name="ce1" table:formula="of:=['End tol. 1e-14'.C6]" office:value-type="float" office:value="0" calcext:value-type="float">
            <text:p>0</text:p>
          </table:table-cell>
          <table:table-cell table:style-name="ce1" table:formula="of:=['End tol. 1e-14'.D6]" office:value-type="float" office:value="0" calcext:value-type="float">
            <text:p>0</text:p>
          </table:table-cell>
          <table:table-cell table:style-name="ce1" table:formula="of:=['End tol. 1e-14'.E6]" office:value-type="float" office:value="0" calcext:value-type="float">
            <text:p>0</text:p>
          </table:table-cell>
          <table:table-cell table:style-name="ce1"/>
          <table:table-cell table:style-name="ce1" table:formula="of:=['End tol. 1e-14'.G6]" office:value-type="string" office:string-value="Ascent" calcext:value-type="string">
            <text:p>Ascent</text:p>
          </table:table-cell>
          <table:table-cell table:style-name="ce1" table:number-columns-repeated="6"/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226.288183563432" calcext:value-type="float">
            <text:p>226.2881835634</text:p>
          </table:table-cell>
          <table:table-cell/>
          <table:table-cell table:style-name="ce4" table:formula="of:=['End tol. 1e-14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226.288183563432" calcext:value-type="float">
            <text:p>226.288183563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26.288183563601" calcext:value-type="float">
            <text:p>226.2881835636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226.288183563601" calcext:value-type="float">
            <text:p>-2.26E+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779.23135809116" calcext:value-type="float">
            <text:p>3779.2313580912</text:p>
          </table:table-cell>
          <table:table-cell/>
          <table:table-cell table:style-name="ce4" table:formula="of:=['End tol. 1e-14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779.23135809116" calcext:value-type="float">
            <text:p>3779.2313580912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779.23135809137" calcext:value-type="float">
            <text:p>3779.2313580914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779.23135809137" calcext:value-type="float">
            <text:p>-3.78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-0.0000000000367980322031973" calcext:value-type="float">
            <text:p>-3.67980322031973E-011</text:p>
          </table:table-cell>
          <table:table-cell/>
          <table:table-cell table:style-name="ce4" table:formula="of:=['End tol. 1e-14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-0.0000000000367980322031973" calcext:value-type="float">
            <text:p>-3.67980322031973E-01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0.0000000000386959947955598" calcext:value-type="float">
            <text:p>-3.86959947955598E-011</text:p>
          </table:table-cell>
          <table:table-cell/>
          <table:table-cell table:formula="of:=[.M11]/[.O11]" office:value-type="float" office:value="-0" calcext:value-type="float">
            <text:p>0</text:p>
          </table:table-cell>
          <table:table-cell table:formula="of:=[.M11]-[.O11]" office:value-type="float" office:value="0.0000000000386959947955598" calcext:value-type="float">
            <text:p>3.87E-01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2.71165099500082" calcext:value-type="float">
            <text:p>-2.711650995</text:p>
          </table:table-cell>
          <table:table-cell/>
          <table:table-cell table:style-name="ce4" table:formula="of:=['End tol. 1e-14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2.71165099500082" calcext:value-type="float">
            <text:p>-2.711650995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2.71165099500013" calcext:value-type="float">
            <text:p>-2.711650995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2.71165099500013" calcext:value-type="float">
            <text:p>2.71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1.58511374436014" calcext:value-type="float">
            <text:p>1.5851137444</text:p>
          </table:table-cell>
          <table:table-cell/>
          <table:table-cell table:style-name="ce4" table:formula="of:=['End tol. 1e-14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1.58511374436014" calcext:value-type="float">
            <text:p>1.5851137444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58511374436102" calcext:value-type="float">
            <text:p>1.5851137444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1.58511374436102" calcext:value-type="float">
            <text:p>-1.59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-0.000000000000145656349146468" calcext:value-type="float">
            <text:p>-1.45656349146468E-013</text:p>
          </table:table-cell>
          <table:table-cell/>
          <table:table-cell table:style-name="ce4" table:formula="of:=['End tol. 1e-14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-0.000000000000145656349146468" calcext:value-type="float">
            <text:p>-1.45656349146468E-013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00000000000015284277425833" calcext:value-type="float">
            <text:p>-1.5284277425833E-013</text:p>
          </table:table-cell>
          <table:table-cell/>
          <table:table-cell table:formula="of:=[.M14]/[.O14]" office:value-type="float" office:value="-0" calcext:value-type="float">
            <text:p>0</text:p>
          </table:table-cell>
          <table:table-cell table:formula="of:=[.M14]-[.O14]" office:value-type="float" office:value="0.00000000000015284277425833" calcext:value-type="float">
            <text:p>1.53E-01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65.3288926391783" calcext:value-type="float">
            <text:p>65.3288926392</text:p>
          </table:table-cell>
          <table:table-cell/>
          <table:table-cell table:style-name="ce4" table:formula="of:=['End tol. 1e-14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65.3288926391783" calcext:value-type="float">
            <text:p>65.328892639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784" calcext:value-type="float">
            <text:p>65.3288926392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65.3288926391784" calcext:value-type="float">
            <text:p>-6.53E+001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End tol. 1e-14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49" calcext:value-type="float">
            <text:p>49</text:p>
          </table:table-cell>
          <table:table-cell/>
          <table:table-cell table:style-name="ce1" table:formula="of:=['End tol. 1e-8'.F17]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 office:value-type="float" office:value="0.1" calcext:value-type="float">
            <text:p>0.1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26.288183563432" calcext:value-type="float">
            <text:p>226.2881835634</text:p>
          </table:table-cell>
          <table:table-cell/>
          <table:table-cell table:style-name="ce3" office:value-type="float" office:value="226.288183563601" calcext:value-type="float">
            <text:p>226.2881835636</text:p>
          </table:table-cell>
          <table:table-cell/>
          <table:table-cell table:style-name="ce3" office:value-type="float" office:value="0.999999999999253" calcext:value-type="float">
            <text:p>1</text:p>
          </table:table-cell>
          <table:table-cell table:style-name="ce3" office:value-type="float" office:value="-0.000000000169080749401473" calcext:value-type="float">
            <text:p>-1.69080749401473E-01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779.23135809116" calcext:value-type="float">
            <text:p>3779.2313580912</text:p>
          </table:table-cell>
          <table:table-cell/>
          <table:table-cell table:style-name="ce3" office:value-type="float" office:value="3779.23135809137" calcext:value-type="float">
            <text:p>3779.2313580914</text:p>
          </table:table-cell>
          <table:table-cell/>
          <table:table-cell table:style-name="ce3" office:value-type="float" office:value="0.999999999999944" calcext:value-type="float">
            <text:p>1</text:p>
          </table:table-cell>
          <table:table-cell table:style-name="ce3" office:value-type="float" office:value="-0.000000000212367012863979" calcext:value-type="float">
            <text:p>-2.12367012863979E-01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-0.0000000000367980322031973" calcext:value-type="float">
            <text:p>-3.67980322031973E-011</text:p>
          </table:table-cell>
          <table:table-cell/>
          <table:table-cell table:style-name="ce3" office:value-type="float" office:value="-0.0000000000386959947955598" calcext:value-type="float">
            <text:p>-3.86959947955598E-011</text:p>
          </table:table-cell>
          <table:table-cell/>
          <table:table-cell table:style-name="ce3" office:value-type="float" office:value="0.95095196279641" calcext:value-type="float">
            <text:p>0.9509519628</text:p>
          </table:table-cell>
          <table:table-cell table:style-name="ce3" office:value-type="float" office:value="0.00000000000189796259236253" calcext:value-type="float">
            <text:p>1.89796259236253E-01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2.71165099500082" calcext:value-type="float">
            <text:p>-2.711650995</text:p>
          </table:table-cell>
          <table:table-cell/>
          <table:table-cell table:style-name="ce3" office:value-type="float" office:value="-2.71165099500013" calcext:value-type="float">
            <text:p>-2.711650995</text:p>
          </table:table-cell>
          <table:table-cell/>
          <table:table-cell table:style-name="ce3" office:value-type="float" office:value="1.00000000000025" calcext:value-type="float">
            <text:p>1</text:p>
          </table:table-cell>
          <table:table-cell table:style-name="ce3" office:value-type="float" office:value="-0.000000000000686117829218347" calcext:value-type="float">
            <text:p>-6.86117829218347E-013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58511374436014" calcext:value-type="float">
            <text:p>1.5851137444</text:p>
          </table:table-cell>
          <table:table-cell/>
          <table:table-cell table:style-name="ce3" office:value-type="float" office:value="1.58511374436102" calcext:value-type="float">
            <text:p>1.5851137444</text:p>
          </table:table-cell>
          <table:table-cell/>
          <table:table-cell table:style-name="ce3" office:value-type="float" office:value="0.999999999999445" calcext:value-type="float">
            <text:p>1</text:p>
          </table:table-cell>
          <table:table-cell table:style-name="ce3" office:value-type="float" office:value="-0.000000000000879962769317899" calcext:value-type="float">
            <text:p>-8.79962769317899E-01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000000000000145656349146468" calcext:value-type="float">
            <text:p>-1.45656349146468E-013</text:p>
          </table:table-cell>
          <table:table-cell/>
          <table:table-cell table:style-name="ce3" office:value-type="float" office:value="-0.00000000000015284277425833" calcext:value-type="float">
            <text:p>-1.5284277425833E-013</text:p>
          </table:table-cell>
          <table:table-cell/>
          <table:table-cell table:style-name="ce3" office:value-type="float" office:value="0.952981584201579" calcext:value-type="float">
            <text:p>0.9529815842</text:p>
          </table:table-cell>
          <table:table-cell table:style-name="ce3" office:value-type="float" office:value="7.18642511186242E-015" calcext:value-type="float">
            <text:p>7.18642511186242E-0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83" calcext:value-type="float">
            <text:p>65.3288926392</text:p>
          </table:table-cell>
          <table:table-cell/>
          <table:table-cell table:style-name="ce3" office:value-type="float" office:value="65.3288926391784" calcext:value-type="float">
            <text:p>65.3288926392</text:p>
          </table:table-cell>
          <table:table-cell/>
          <table:table-cell table:style-name="ce3" office:value-type="float" office:value="0.999999999999998" calcext:value-type="float">
            <text:p>1</text:p>
          </table:table-cell>
          <table:table-cell table:style-name="ce3" office:value-type="float" office:value="-0.000000000000156319401867222" calcext:value-type="float">
            <text:p>-1.56319401867222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End tol. 1e-14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79" calcext:value-type="float">
            <text:p>79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float" office:value="0.08" calcext:value-type="float">
            <text:p>0.08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26.288183563432" calcext:value-type="float">
            <text:p>226.288183563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26.288183563601" calcext:value-type="float">
            <text:p>226.2881835636</text:p>
          </table:table-cell>
          <table:table-cell/>
          <table:table-cell table:formula="of:=[.M33]/[.O33]" office:value-type="float" office:value="0" calcext:value-type="float">
            <text:p>0</text:p>
          </table:table-cell>
          <table:table-cell table:formula="of:=[.M33]-[.O33]" office:value-type="float" office:value="-226.288183563601" calcext:value-type="float">
            <text:p>-2.26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779.23135809116" calcext:value-type="float">
            <text:p>3779.231358091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779.23135809137" calcext:value-type="float">
            <text:p>3779.2313580914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3779.23135809137" calcext:value-type="float">
            <text:p>-3.7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-0.0000000000367980322031973" calcext:value-type="float">
            <text:p>-3.67980322031973E-01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0.0000000000386959947955598" calcext:value-type="float">
            <text:p>-3.86959947955598E-011</text:p>
          </table:table-cell>
          <table:table-cell/>
          <table:table-cell table:formula="of:=[.M35]/[.O35]" office:value-type="float" office:value="-0" calcext:value-type="float">
            <text:p>0</text:p>
          </table:table-cell>
          <table:table-cell table:formula="of:=[.M35]-[.O35]" office:value-type="float" office:value="0.0000000000386959947955598" calcext:value-type="float">
            <text:p>3.87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2.71165099500082" calcext:value-type="float">
            <text:p>-2.71165099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2.71165099500013" calcext:value-type="float">
            <text:p>-2.711650995</text:p>
          </table:table-cell>
          <table:table-cell/>
          <table:table-cell table:formula="of:=[.M36]/[.O36]" office:value-type="float" office:value="-0" calcext:value-type="float">
            <text:p>0</text:p>
          </table:table-cell>
          <table:table-cell table:formula="of:=[.M36]-[.O36]" office:value-type="float" office:value="2.71165099500013" calcext:value-type="float">
            <text:p>2.7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58511374436014" calcext:value-type="float">
            <text:p>1.585113744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58511374436102" calcext:value-type="float">
            <text:p>1.5851137444</text:p>
          </table:table-cell>
          <table:table-cell/>
          <table:table-cell table:formula="of:=[.M37]/[.O37]" office:value-type="float" office:value="0" calcext:value-type="float">
            <text:p>0</text:p>
          </table:table-cell>
          <table:table-cell table:formula="of:=[.M37]-[.O37]" office:value-type="float" office:value="-1.58511374436102" calcext:value-type="float">
            <text:p>-1.59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000000000000145656349146468" calcext:value-type="float">
            <text:p>-1.45656349146468E-01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00000000000015284277425833" calcext:value-type="float">
            <text:p>-1.5284277425833E-013</text:p>
          </table:table-cell>
          <table:table-cell/>
          <table:table-cell table:formula="of:=[.M38]/[.O38]" office:value-type="float" office:value="-0" calcext:value-type="float">
            <text:p>0</text:p>
          </table:table-cell>
          <table:table-cell table:formula="of:=[.M38]-[.O38]" office:value-type="float" office:value="0.00000000000015284277425833" calcext:value-type="float">
            <text:p>1.53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83" calcext:value-type="float">
            <text:p>65.328892639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784" calcext:value-type="float">
            <text:p>65.3288926392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65.3288926391784" calcext:value-type="float">
            <text:p>-6.53E+001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End tol. 1e-14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26.288183563432" calcext:value-type="float">
            <text:p>226.288183563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779.23135809116" calcext:value-type="float">
            <text:p>3779.231358091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-0.0000000000367980322031973" calcext:value-type="float">
            <text:p>-3.67980322031973E-01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2.71165099500082" calcext:value-type="float">
            <text:p>-2.71165099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58511374436014" calcext:value-type="float">
            <text:p>1.585113744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000000000000145656349146468" calcext:value-type="float">
            <text:p>-1.45656349146468E-01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83" calcext:value-type="float">
            <text:p>65.328892639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End tol. 1e-14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26.288183563601" calcext:value-type="float">
            <text:p>226.2881835636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226.288183563601" calcext:value-type="float">
            <text:p>-2.26E+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779.23135809137" calcext:value-type="float">
            <text:p>3779.2313580914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3779.23135809137" calcext:value-type="float">
            <text:p>-3.78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0.0000000000386959947955598" calcext:value-type="float">
            <text:p>-3.86959947955598E-011</text:p>
          </table:table-cell>
          <table:table-cell/>
          <table:table-cell table:formula="of:=[.M71]/[.O71]" office:value-type="float" office:value="-0" calcext:value-type="float">
            <text:p>0</text:p>
          </table:table-cell>
          <table:table-cell table:formula="of:=[.M71]-[.O71]" office:value-type="float" office:value="0.0000000000386959947955598" calcext:value-type="float">
            <text:p>3.87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2.71165099500013" calcext:value-type="float">
            <text:p>-2.711650995</text:p>
          </table:table-cell>
          <table:table-cell/>
          <table:table-cell table:formula="of:=[.M72]/[.O72]" office:value-type="float" office:value="-0" calcext:value-type="float">
            <text:p>0</text:p>
          </table:table-cell>
          <table:table-cell table:formula="of:=[.M72]-[.O72]" office:value-type="float" office:value="2.71165099500013" calcext:value-type="float">
            <text:p>2.71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58511374436102" calcext:value-type="float">
            <text:p>1.5851137444</text:p>
          </table:table-cell>
          <table:table-cell/>
          <table:table-cell table:formula="of:=[.M73]/[.O73]" office:value-type="float" office:value="0" calcext:value-type="float">
            <text:p>0</text:p>
          </table:table-cell>
          <table:table-cell table:formula="of:=[.M73]-[.O73]" office:value-type="float" office:value="-1.58511374436102" calcext:value-type="float">
            <text:p>-1.59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00000000000015284277425833" calcext:value-type="float">
            <text:p>-1.5284277425833E-013</text:p>
          </table:table-cell>
          <table:table-cell/>
          <table:table-cell table:formula="of:=[.M74]/[.O74]" office:value-type="float" office:value="-0" calcext:value-type="float">
            <text:p>0</text:p>
          </table:table-cell>
          <table:table-cell table:formula="of:=[.M74]-[.O74]" office:value-type="float" office:value="0.00000000000015284277425833" calcext:value-type="float">
            <text:p>1.53E-01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784" calcext:value-type="float">
            <text:p>65.3288926392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65.3288926391784" calcext:value-type="float">
            <text:p>-6.53E+001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4" number:min-integer-digits="1"/>
    </number:number-style>
    <number:number-style style:name="N122">
      <number:number number:decimal-places="1" number:min-integer-digits="1"/>
    </number:number-style>
    <number:number-style style:name="N123">
      <number:number number:decimal-places="3" number:min-integer-digits="1"/>
    </number:number-style>
    <number:number-style style:name="N124">
      <number:number number:decimal-places="4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7">00/00/0000</text:date>, <text:time style:data-style-name="N2" text:time-value="15:39:29.3712111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5-18T17:31:09.739518839</meta:creation-date>
    <meta:generator>LibreOffice/4.3.7.2$Linux_X86_64 LibreOffice_project/430$Build-2</meta:generator>
    <dc:date>2016-09-07T08:51:22.132549505</dc:date>
    <dc:creator>Stacha Petrovic</dc:creator>
    <meta:editing-duration>P65DT20H24M45S</meta:editing-duration>
    <meta:editing-cycles>1167</meta:editing-cycles>
    <meta:document-statistic meta:table-count="8" meta:cell-count="3095" meta:object-count="0"/>
    <meta:user-defined meta:name="qrichtext">1</meta:user-defined>
  </office:meta>
</office:document-meta>
</file>